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8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0.1882in"/>
    </style:style>
    <style:style style:name="co4" style:family="table-column">
      <style:table-column-properties fo:break-before="auto" style:column-width="8.3764in"/>
    </style:style>
    <style:style style:name="co5" style:family="table-column">
      <style:table-column-properties fo:break-before="auto" style:column-width="0.7091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4.5866in"/>
    </style:style>
    <style:style style:name="co8" style:family="table-column">
      <style:table-column-properties fo:break-before="auto" style:column-width="0.1772in"/>
    </style:style>
    <style:style style:name="co9" style:family="table-column">
      <style:table-column-properties fo:break-before="auto" style:column-width="3.1354in"/>
    </style:style>
    <style:style style:name="co10" style:family="table-column">
      <style:table-column-properties fo:break-before="auto" style:column-width="3.6563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97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2.8035in"/>
    </style:style>
    <style:style style:name="co15" style:family="table-column">
      <style:table-column-properties fo:break-before="auto" style:column-width="3.5453in"/>
    </style:style>
    <style:style style:name="co16" style:family="table-column">
      <style:table-column-properties fo:break-before="auto" style:column-width="0.1547in"/>
    </style:style>
    <style:style style:name="co17" style:family="table-column">
      <style:table-column-properties fo:break-before="auto" style:column-width="2.648in"/>
    </style:style>
    <style:style style:name="co18" style:family="table-column">
      <style:table-column-properties fo:break-before="auto" style:column-width="5.1744in"/>
    </style:style>
    <style:style style:name="co19" style:family="table-column">
      <style:table-column-properties fo:break-before="auto" style:column-width="0.2217in"/>
    </style:style>
    <style:style style:name="co20" style:family="table-column">
      <style:table-column-properties fo:break-before="auto" style:column-width="2.4929in"/>
    </style:style>
    <style:style style:name="co21" style:family="table-column">
      <style:table-column-properties fo:break-before="auto" style:column-width="5.7165in"/>
    </style:style>
    <style:style style:name="co22" style:family="table-column">
      <style:table-column-properties fo:break-before="auto" style:column-width="3.3791in"/>
    </style:style>
    <style:style style:name="co23" style:family="table-column">
      <style:table-column-properties fo:break-before="auto" style:column-width="3.878in"/>
    </style:style>
    <style:style style:name="co24" style:family="table-column">
      <style:table-column-properties fo:break-before="auto" style:column-width="0.9083in"/>
    </style:style>
    <style:style style:name="co25" style:family="table-column">
      <style:table-column-properties fo:break-before="auto" style:column-width="4.07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restraining_20_at_20_admission">
      <style:table-properties table:display="true" style:writing-mode="lr-tb"/>
    </style:style>
    <style:style style:name="ta3" style:family="table" style:master-page-name="PageStyle_5f_ever_20_restraining">
      <style:table-properties table:display="true" style:writing-mode="lr-tb"/>
    </style:style>
    <style:style style:name="ta4" style:family="table" style:master-page-name="PageStyle_5f_restraining_20_violation_20_admit">
      <style:table-properties table:display="true" style:writing-mode="lr-tb"/>
    </style:style>
    <style:style style:name="ta5" style:family="table" style:master-page-name="PageStyle_5f_ever_20_restraining_20_violation">
      <style:table-properties table:display="true" style:writing-mode="lr-tb"/>
    </style:style>
    <style:style style:name="ta6" style:family="table" style:master-page-name="PageStyle_5f_variables">
      <style:table-properties table:display="true" style:writing-mode="lr-tb"/>
    </style:style>
    <style:style style:name="ta7" style:family="table" style:master-page-name="PageStyle_5f_background_20_sta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8002"/>
    <style:style style:name="ce8" style:family="table-cell" style:parent-style-name="Excel_20_Built-in_20_Normal" style:data-style-name="N8010"/>
    <style:style style:name="ce9" style:family="table-cell" style:parent-style-name="Excel_20_Built-in_20_Normal" style:data-style-name="N8003"/>
    <style:style style:name="ce1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7"/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ce5"/>
        <table:table-column table:style-name="co5" table:default-cell-style-name="ce5"/>
        <table:table-column table:style-name="co6" table:number-columns-repeated="1017" table:default-cell-style-name="Excel_20_Built-in_20_Normal"/>
        <table:table-row table:style-name="ro1">
          <table:table-cell office:value-type="string">
            <text:p>Jail inmates experiences of restraining orders, 2002</text:p>
          </table:table-cell>
          <table:table-cell table:number-columns-repeated="4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table:number-columns-spanned="3" table:number-rows-spanned="1">
            <text:p>current controlling offense</text:p>
          </table:table-cell>
          <table:covered-table-cell table:number-columns-repeated="2"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violent</text:p>
          </table:table-cell>
          <table:table-cell table:style-name="ce3" office:value-type="string">
            <text:p>non-violent</text:p>
          </table:table-cell>
          <table:table-cell table:style-name="ce3" office:value-type="string">
            <text:p>all</text:p>
          </table:table-cell>
          <table:table-cell/>
          <table:table-cell office:value-type="string">
            <text:p>Statistics tabulated from:</text:p>
          </table:table-cell>
          <table:table-cell table:number-columns-repeated="1018"/>
        </table:table-row>
        <table:table-row table:style-name="ro1">
          <table:table-cell office:value-type="string">
            <text:p>inmates ever under restraining order (RO)</text:p>
          </table:table-cell>
          <table:table-cell table:style-name="ce4" table:formula="of:=[$'ever restraining'.C41]" office:value-type="percentage" office:value="0.242925039181458">
            <text:p>24%</text:p>
          </table:table-cell>
          <table:table-cell table:style-name="ce4" table:formula="of:=[$'ever restraining'.D41]" office:value-type="percentage" office:value="0.166792561262052">
            <text:p>17%</text:p>
          </table:table-cell>
          <table:table-cell table:style-name="ce4" table:formula="of:=[$'ever restraining'.E23]" office:value-type="percentage" office:value="0.18593408681015">
            <text:p>19%</text:p>
          </table:table-cell>
          <table:table-cell/>
          <table:table-cell office:value-type="string">
            <text:p>U.S. Dept. of Justice, Bureau of Justice Statistics. SURVEY OF INMATES IN LOCAL JAILS, 2002:</text:p>
          </table:table-cell>
          <table:table-cell table:number-columns-repeated="1018"/>
        </table:table-row>
        <table:table-row table:style-name="ro1">
          <table:table-cell office:value-type="string">
            <text:p>inmates under restraining order at admittance to jail</text:p>
          </table:table-cell>
          <table:table-cell table:style-name="ce4" table:formula="of:=[$'restraining at admission'.C46]" office:value-type="percentage" office:value="0.0725143665345752">
            <text:p>7%</text:p>
          </table:table-cell>
          <table:table-cell table:style-name="ce4" table:formula="of:=[$'restraining at admission'.D46]" office:value-type="percentage" office:value="0.0440834256681302">
            <text:p>4%</text:p>
          </table:table-cell>
          <table:table-cell table:style-name="ce4" table:formula="of:=[$'restraining at admission'.E24]" office:value-type="percentage" office:value="0.051193059334033">
            <text:p>5%</text:p>
          </table:table-cell>
          <table:table-cell/>
          <table:table-cell office:value-type="string">
            <text:p>[UNITED STATES] [Computer file]. Conducted by U.S. Dept. of Commerce, Bureau of the Census.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3"/>
          <table:table-cell/>
          <table:table-cell office:value-type="string">
            <text:p>Ann Arbor, MI: Inter-university Consortium for Political and Social Research [producer and distributor],</text:p>
          </table:table-cell>
          <table:table-cell table:number-columns-repeated="1018"/>
        </table:table-row>
        <table:table-row table:style-name="ro1">
          <table:table-cell office:value-type="string">
            <text:p>inmates ever arrested or prosecuted for RO violation / inmates ever under RO</text:p>
          </table:table-cell>
          <table:table-cell table:style-name="ce4" table:formula="of:=[$'ever restraining violation'.C47]" office:value-type="percentage" office:value="0.208471020194073">
            <text:p>21%</text:p>
          </table:table-cell>
          <table:table-cell table:style-name="ce4" table:formula="of:=[$'ever restraining violation'.D47]" office:value-type="percentage" office:value="0.246812231633625">
            <text:p>25%</text:p>
          </table:table-cell>
          <table:table-cell table:style-name="ce4" table:formula="of:=[$'ever restraining violation'.F47]" office:value-type="percentage" office:value="0.234779907320314">
            <text:p>23%</text:p>
          </table:table-cell>
          <table:table-cell/>
          <table:table-cell office:value-type="float" office:value="2006">
            <text:p>2006</text:p>
          </table:table-cell>
          <table:table-cell table:number-columns-repeated="1018"/>
        </table:table-row>
        <table:table-row table:style-name="ro1">
          <table:table-cell office:value-type="string">
            <text:p>inmates currently arrested or prosecuted for RO violation / inmates under RO at admittance</text:p>
          </table:table-cell>
          <table:table-cell table:style-name="ce4" table:formula="of:=[$'restraining violation admit'.C48]" office:value-type="percentage" office:value="0.281145668599543">
            <text:p>28%</text:p>
          </table:table-cell>
          <table:table-cell table:style-name="ce4" table:formula="of:=[$'restraining violation admit'.D48]" office:value-type="percentage" office:value="0.305120734778529">
            <text:p>31%</text:p>
          </table:table-cell>
          <table:table-cell table:style-name="ce4" table:formula="of:=[$'restraining violation admit'.E25]" office:value-type="percentage" office:value="0.295148247978437">
            <text:p>30%</text:p>
          </table:table-cell>
          <table:table-cell/>
          <table:table-cell office:value-type="string">
            <text:p>http://www.icpsr.umich.edu/icpsrweb/ICPSR/studies/435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For variables and calcution details, see other sheets in this workbook.</text:p>
          </table:table-cell>
          <table:table-cell table:number-columns-repeated="1018"/>
        </table:table-row>
        <table:table-row table:style-name="ro1">
          <table:table-cell table:style-name="ce1" office:value-type="string" table:number-columns-spanned="3" table:number-rows-spanned="1">
            <text:p>persons who sought restraining orders against inmate ever under a restraining order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formula="of:=[$'ever restraining'.E51]" office:value-type="string" office:string-value="Spouse">
            <text:p>Spouse</text:p>
          </table:table-cell>
          <table:table-cell table:style-name="ce6" table:formula="of:=[$'ever restraining'.D51]" office:value-type="percentage" office:value="0.212686868035285">
            <text:p>21%</text:p>
          </table:table-cell>
          <table:table-cell table:number-columns-repeated="3"/>
          <table:table-cell office:value-type="string">
            <text:p>Durose et. al (2005) p. 64 provides restraining order shares for jail inmates, restricted to jail inmates</text:p>
          </table:table-cell>
          <table:table-cell table:number-columns-repeated="1018"/>
        </table:table-row>
        <table:table-row table:style-name="ro1">
          <table:table-cell table:formula="of:=[$'ever restraining'.E52]" office:value-type="string" office:string-value="Ex-spouse">
            <text:p>Ex-spouse</text:p>
          </table:table-cell>
          <table:table-cell table:style-name="ce6" table:formula="of:=[$'ever restraining'.D52]" office:value-type="percentage" office:value="0.111193536422132">
            <text:p>11%</text:p>
          </table:table-cell>
          <table:table-cell table:number-columns-repeated="3"/>
          <table:table-cell office:value-type="string">
            <text:p>convicted on a violent offfense</text:p>
          </table:table-cell>
          <table:table-cell table:number-columns-repeated="1018"/>
        </table:table-row>
        <table:table-row table:style-name="ro1">
          <table:table-cell table:formula="of:=[$'ever restraining'.E53]" office:value-type="string" office:string-value="Parent/step-parent">
            <text:p>Parent/step-parent</text:p>
          </table:table-cell>
          <table:table-cell table:style-name="ce6" table:formula="of:=[$'ever restraining'.D53]" office:value-type="percentage" office:value="0.0354384041026303">
            <text:p>4%</text:p>
          </table:table-cell>
          <table:table-cell table:number-columns-repeated="3"/>
          <table:table-cell office:value-type="string">
            <text:p>Durose, Matthew R., Caroline Wolf Harlow, et al. (2005). Family Violence Statistics, Including Statistics on Strangers </text:p>
          </table:table-cell>
          <table:table-cell table:number-columns-repeated="1018"/>
        </table:table-row>
        <table:table-row table:style-name="ro1">
          <table:table-cell table:formula="of:=[$'ever restraining'.E54]" office:value-type="string" office:string-value="Own child/step-child">
            <text:p>Own child/step-child</text:p>
          </table:table-cell>
          <table:table-cell table:style-name="ce6" table:formula="of:=[$'ever restraining'.D54]" office:value-type="percentage" office:value="0.00812785240852134">
            <text:p>1%</text:p>
          </table:table-cell>
          <table:table-cell table:number-columns-repeated="3"/>
          <table:table-cell office:value-type="string">
            <text:p>and Acquaintances. NCJ 207846. Washington, DC, U.S. Dept. of Justice, Bureau of Justice Statistics</text:p>
          </table:table-cell>
          <table:table-cell table:number-columns-repeated="1018"/>
        </table:table-row>
        <table:table-row table:style-name="ro1">
          <table:table-cell table:formula="of:=[$'ever restraining'.E55]" office:value-type="string" office:string-value="Brother/sister/step-brother/step-sister">
            <text:p>Brother/sister/step-brother/step-sister</text:p>
          </table:table-cell>
          <table:table-cell table:style-name="ce6" table:formula="of:=[$'ever restraining'.D55]" office:value-type="percentage" office:value="0.0179248173652212">
            <text:p>2%</text:p>
          </table:table-cell>
          <table:table-cell table:number-columns-repeated="1022"/>
        </table:table-row>
        <table:table-row table:style-name="ro1">
          <table:table-cell table:formula="of:=[$'ever restraining'.E56]" office:value-type="string" office:string-value="Other relative">
            <text:p>Other relative</text:p>
          </table:table-cell>
          <table:table-cell table:style-name="ce6" table:formula="of:=[$'ever restraining'.D56]" office:value-type="percentage" office:value="0.0219242368043349">
            <text:p>2%</text:p>
          </table:table-cell>
          <table:table-cell table:number-columns-repeated="3"/>
          <table:table-cell office:value-type="string">
            <text:p>http://bjs.ojp.usdoj.gov/index.cfm?ty=pbdetail&amp;iid=828</text:p>
          </table:table-cell>
          <table:table-cell table:number-columns-repeated="1018"/>
        </table:table-row>
        <table:table-row table:style-name="ro1">
          <table:table-cell table:formula="of:=[$'ever restraining'.E57]" office:value-type="string" office:string-value="Boyfriend/girlfriend">
            <text:p>Boyfriend/girlfriend</text:p>
          </table:table-cell>
          <table:table-cell table:style-name="ce6" table:formula="of:=[$'ever restraining'.D57]" office:value-type="percentage" office:value="0.213896369881791">
            <text:p>21%</text:p>
          </table:table-cell>
          <table:table-cell table:number-columns-repeated="1022"/>
        </table:table-row>
        <table:table-row table:style-name="ro1">
          <table:table-cell table:formula="of:=[$'ever restraining'.E58]" office:value-type="string" office:string-value="Ex-boyfriend/ex-girlfriend">
            <text:p>Ex-boyfriend/ex-girlfriend</text:p>
          </table:table-cell>
          <table:table-cell table:style-name="ce6" table:formula="of:=[$'ever restraining'.D58]" office:value-type="percentage" office:value="0.182731538970149">
            <text:p>18%</text:p>
          </table:table-cell>
          <table:table-cell table:number-columns-repeated="1022"/>
        </table:table-row>
        <table:table-row table:style-name="ro1">
          <table:table-cell table:formula="of:=[$'ever restraining'.E59]" office:value-type="string" office:string-value="Friend/ex-friend">
            <text:p>Friend/ex-friend</text:p>
          </table:table-cell>
          <table:table-cell table:style-name="ce6" table:formula="of:=[$'ever restraining'.D59]" office:value-type="percentage" office:value="0.0399941943911368">
            <text:p>4%</text:p>
          </table:table-cell>
          <table:table-cell table:number-columns-repeated="1022"/>
        </table:table-row>
        <table:table-row table:style-name="ro1">
          <table:table-cell table:formula="of:=[$'ever restraining'.E60]" office:value-type="string" office:string-value="Other non-relative">
            <text:p>Other non-relative</text:p>
          </table:table-cell>
          <table:table-cell table:style-name="ce6" table:formula="of:=[$'ever restraining'.D60]" office:value-type="percentage" office:value="0.156082181618797">
            <text:p>16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ersons sought RO share total</text:p>
          </table:table-cell>
          <table:table-cell table:style-name="ce6" table:formula="of:=SUM([.B14:.B23])" office:value-type="percentage" office:value="1">
            <text:p>100%</text:p>
          </table:table-cell>
          <table:table-cell table:number-columns-repeated="1022"/>
        </table:table-row>
        <table:table-row table:style-name="ro1">
          <table:table-cell office:value-type="string">
            <text:p>persons sought RO/inmate ever with RO</text:p>
          </table:table-cell>
          <table:table-cell table:style-name="ce7" table:formula="of:=[$'ever restraining'.C65]" office:value-type="float" office:value="1.07019873035899">
            <text:p>1.07</text:p>
          </table:table-cell>
          <table:table-cell table:number-columns-repeated="1022"/>
        </table:table-row>
        <table:table-row table:style-name="ro1">
          <table:table-cell office:value-type="string">
            <text:p>non-domestic RO share</text:p>
          </table:table-cell>
          <table:table-cell table:style-name="ce8" table:formula="of:=[.B22]+[.B23]" office:value-type="percentage" office:value="0.196076376009934">
            <text:p>2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carceration model</text:p>
          </table:table-cell>
          <table:table-cell table:number-columns-repeated="1023"/>
        </table:table-row>
        <table:table-row table:style-name="ro1">
          <table:table-cell office:value-type="string">
            <text:p>final restraining orders issued per year</text:p>
          </table:table-cell>
          <table:table-cell table:style-name="ce9" office:value-type="float" office:value="500000">
            <text:p>500,000</text:p>
          </table:table-cell>
          <table:table-cell table:number-columns-repeated="1022"/>
        </table:table-row>
        <table:table-row table:style-name="ro1">
          <table:table-cell office:value-type="string">
            <text:p>final restraining oders resulting in contempt charge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 office:value-type="string">
            <text:p>contempt charges resulting in incarceration</text:p>
          </table:table-cell>
          <table:table-cell office:value-type="float" office:value="0.43">
            <text:p>0.43</text:p>
          </table:table-cell>
          <table:table-cell table:number-columns-repeated="1022"/>
        </table:table-row>
        <table:table-row table:style-name="ro1">
          <table:table-cell office:value-type="string">
            <text:p>incarcerations per year on final orders</text:p>
          </table:table-cell>
          <table:table-cell table:style-name="ce10" table:formula="of:=[.B30]*[.B31]*[.B32]" office:value-type="float" office:value="47300">
            <text:p><text:s/>47,300 </text:p>
          </table:table-cell>
          <table:table-cell table:number-columns-repeated="1022"/>
        </table:table-row>
        <table:table-row table:style-name="ro1">
          <table:table-cell office:value-type="string">
            <text:p>temporary restraining orders issued per year</text:p>
          </table:table-cell>
          <table:table-cell table:style-name="ce10" office:value-type="float" office:value="1200000">
            <text:p><text:s/>1,200,000 </text:p>
          </table:table-cell>
          <table:table-cell table:number-columns-repeated="1022"/>
        </table:table-row>
        <table:table-row table:style-name="ro1">
          <table:table-cell office:value-type="string">
            <text:p>temporary restraining oders resulting in contempt action</text:p>
          </table:table-cell>
          <table:table-cell office:value-type="float" office:value="0.33">
            <text:p>0.33</text:p>
          </table:table-cell>
          <table:table-cell table:number-columns-repeated="1022"/>
        </table:table-row>
        <table:table-row table:style-name="ro1">
          <table:table-cell office:value-type="string">
            <text:p>contempt action resulting in incarceration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1">
          <table:table-cell office:value-type="string">
            <text:p>incarcerations per year on temporary orders</text:p>
          </table:table-cell>
          <table:table-cell table:style-name="ce11" table:formula="of:=[.B34]*[.B35]*[.B36]" office:value-type="float" office:value="198000">
            <text:p><text:s/>198,000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incarcerations per year from restraining orders</text:p>
          </table:table-cell>
          <table:table-cell table:style-name="ce11" table:formula="of:=[.B33]+[.B37]" office:value-type="float" office:value="245300">
            <text:p><text:s/>245,300 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raining at admission" table:style-name="ta2" table:print="false">
        <table:table-column table:style-name="co7" table:default-cell-style-name="Excel_20_Built-in_20_Normal"/>
        <table:table-column table:style-name="co6" table:number-columns-repeated="8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1013" table:default-cell-style-name="Excel_20_Built-in_20_Normal"/>
        <table:table-row table:style-name="ro1">
          <table:table-cell office:value-type="string">
            <text:p>Jail inmates under a restraining order when admitted to jail, 2002</text:p>
          </table:table-cell>
          <table:table-cell table:number-columns-repeated="9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Inmates who answered yes to "ever under a restraining order" (v1375) asked </text:p>
          </table:table-cell>
          <table:table-cell table:number-columns-repeated="9"/>
          <table:table-cell office:value-type="string">
            <text:p>Version: 1.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v1389: When you were admitted to jail [CURRENT ADMISSION DATE], were you under a restraining orde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table v1389 sex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D - <text:s/>|</text:p>
          </table:table-cell>
          <table:table-cell table:number-columns-repeated="1023"/>
        </table:table-row>
        <table:table-row table:style-name="ro1">
          <table:table-cell office:value-type="string">
            <text:p>UNDER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</text:p>
          </table:table-cell>
          <table:table-cell table:number-columns-repeated="1023"/>
        </table:table-row>
        <table:table-row table:style-name="ro1">
          <table:table-cell office:value-type="string">
            <text:p>WHEN <text:s text:c="5"/>| <text:s text:c="6"/>sex <text:s text:c="6"/></text:p>
          </table:table-cell>
          <table:table-cell table:number-columns-repeated="1023"/>
        </table:table-row>
        <table:table-row table:style-name="ro1">
          <table:table-cell office:value-type="string">
            <text:p>JAILED <text:s text:c="3"/>| <text:s text:c="6"/>1 <text:s text:c="7"/>2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</text:p>
          </table:table-cell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8"/>
        </table:table-row>
        <table:table-row table:style-name="ro1">
          <table:table-cell office:value-type="string">
            <text:p><text:s text:c="8"/>1 | <text:s/>30,108 <text:s text:c="3"/>1,798</text:p>
          </table:table-cell>
          <table:table-cell office:value-type="float" office:value="1">
            <text:p>1</text:p>
          </table:table-cell>
          <table:table-cell table:style-name="ce9" office:value-type="float" office:value="30108">
            <text:p>30,108</text:p>
          </table:table-cell>
          <table:table-cell table:style-name="ce9" office:value-type="float" office:value="1798">
            <text:p>1,798</text:p>
          </table:table-cell>
          <table:table-cell table:style-name="ce11" table:formula="of:=SUM([.C16:.D16])" office:value-type="float" office:value="31906">
            <text:p><text:s/>31,906 </text:p>
          </table:table-cell>
          <table:table-cell office:value-type="string">
            <text:p>1 Yes</text:p>
          </table:table-cell>
          <table:table-cell table:number-columns-repeated="1018"/>
        </table:table-row>
        <table:table-row table:style-name="ro1">
          <table:table-cell office:value-type="string">
            <text:p><text:s text:c="8"/>2 | <text:s/>77,210 <text:s text:c="3"/>5,094</text:p>
          </table:table-cell>
          <table:table-cell office:value-type="float" office:value="2">
            <text:p>2</text:p>
          </table:table-cell>
          <table:table-cell table:style-name="ce9" office:value-type="float" office:value="77210">
            <text:p>77,210</text:p>
          </table:table-cell>
          <table:table-cell table:style-name="ce9" office:value-type="float" office:value="5094">
            <text:p>5,094</text:p>
          </table:table-cell>
          <table:table-cell table:style-name="ce11" table:formula="of:=SUM([.C17:.D17])" office:value-type="float" office:value="82304">
            <text:p><text:s/>82,304 </text:p>
          </table:table-cell>
          <table:table-cell office:value-type="string">
            <text:p>2 No</text:p>
          </table:table-cell>
          <table:table-cell table:number-columns-repeated="1018"/>
        </table:table-row>
        <table:table-row table:style-name="ro1">
          <table:table-cell office:value-type="string">
            <text:p><text:s text:c="8"/>7 | <text:s text:c="2"/>1,399 <text:s text:c="6"/>38</text:p>
          </table:table-cell>
          <table:table-cell office:value-type="float" office:value="7">
            <text:p>7</text:p>
          </table:table-cell>
          <table:table-cell table:style-name="ce9" office:value-type="float" office:value="1399">
            <text:p>1,399</text:p>
          </table:table-cell>
          <table:table-cell office:value-type="float" office:value="38">
            <text:p>38</text:p>
          </table:table-cell>
          <table:table-cell table:style-name="ce11" table:formula="of:=SUM([.C18:.D18])" office:value-type="float" office:value="1437">
            <text:p><text:s/>1,437 </text:p>
          </table:table-cell>
          <table:table-cell office:value-type="string">
            <text:p>7 (M) Don't Know</text:p>
          </table:table-cell>
          <table:table-cell table:number-columns-repeated="1018"/>
        </table:table-row>
        <table:table-row table:style-name="ro1">
          <table:table-cell office:value-type="string">
            <text:p><text:s text:c="8"/>8 | <text:s text:c="4"/>235 <text:s text:c="8"/>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office:value-type="string">
            <text:p><text:s text:c="8"/></text:p>
          </table:table-cell>
          <table:table-cell table:style-name="ce11" table:formula="of:=SUM([.C19:.D19])" office:value-type="float" office:value="235">
            <text:p><text:s/>235 </text:p>
          </table:table-cell>
          <table:table-cell office:value-type="string">
            <text:p>8 (M) Refused</text:p>
          </table:table-cell>
          <table:table-cell table:number-columns-repeated="1018"/>
        </table:table-row>
        <table:table-row table:style-name="ro1">
          <table:table-cell office:value-type="string">
            <text:p><text:s text:c="8"/>9 | 449,230 <text:s text:c="2"/>66,128</text:p>
          </table:table-cell>
          <table:table-cell office:value-type="float" office:value="9">
            <text:p>9</text:p>
          </table:table-cell>
          <table:table-cell table:style-name="ce9" office:value-type="float" office:value="449230">
            <text:p>449,230</text:p>
          </table:table-cell>
          <table:table-cell table:style-name="ce9" office:value-type="float" office:value="66128">
            <text:p>66,128</text:p>
          </table:table-cell>
          <table:table-cell table:style-name="ce11" table:formula="of:=SUM([.C20:.D20])" office:value-type="float" office:value="515358">
            <text:p><text:s/>515,358 </text:p>
          </table:table-cell>
          <table:table-cell office:value-type="string">
            <text:p>9 (M) Blank</text:p>
          </table:table-cell>
          <table:table-cell table:number-columns-repeated="1018"/>
        </table:table-row>
        <table:table-row table:style-name="ro1">
          <table:table-cell office:value-type="string">
            <text:p>----------------------------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1" table:formula="of:=SUM([.C16:.C20])" office:value-type="float" office:value="558182">
            <text:p><text:s/>558,182 </text:p>
          </table:table-cell>
          <table:table-cell table:style-name="ce11" table:formula="of:=SUM([.D16:.D20])" office:value-type="float" office:value="73058">
            <text:p><text:s/>73,058 </text:p>
          </table:table-cell>
          <table:table-cell table:style-name="ce11" table:formula="of:=SUM([.E16:.E20])" office:value-type="float" office:value="631240">
            <text:p><text:s/>631,240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C16]/[$'ever restraining'.C16]" office:value-type="percentage" office:value="0.276341875321242">
            <text:p>28%</text:p>
          </table:table-cell>
          <table:table-cell table:style-name="ce6" table:formula="of:=[.D16]/[$'ever restraining'.D16]" office:value-type="percentage" office:value="0.259408611846519">
            <text:p>26%</text:p>
          </table:table-cell>
          <table:table-cell table:style-name="ce6" table:formula="of:=[.E16]/[$'ever restraining'.E16]" office:value-type="percentage" office:value="0.275329070706138">
            <text:p>28%</text:p>
          </table:table-cell>
          <table:table-cell office:value-type="string">
            <text:p>among those ever under restraining ord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[.C16]/([$'ever restraining'.C16]+[$'ever restraining'.C17])" office:value-type="percentage" office:value="0.0546459393972394">
            <text:p>5%</text:p>
          </table:table-cell>
          <table:table-cell table:style-name="ce6" table:formula="of:=[.D16]/([$'ever restraining'.D16]+[$'ever restraining'.D17])" office:value-type="percentage" office:value="0.0248742625396788">
            <text:p>2%</text:p>
          </table:table-cell>
          <table:table-cell table:style-name="ce6" table:formula="of:=[.E16]/([$'ever restraining'.E16]+[$'ever restraining'.E17])" office:value-type="percentage" office:value="0.051193059334033">
            <text:p>5%</text:p>
          </table:table-cell>
          <table:table-cell office:value-type="string">
            <text:p>among all responding inmate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v1389 v2311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D - <text:s/>|</text:p>
          </table:table-cell>
          <table:table-cell table:number-columns-repeated="1023"/>
        </table:table-row>
        <table:table-row table:style-name="ro1">
          <table:table-cell office:value-type="string">
            <text:p>UNDER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4"/>CURRENT VIOLENT, <text:s text:c="4"/></text:p>
          </table:table-cell>
          <table:table-cell table:number-columns-repeated="1023"/>
        </table:table-row>
        <table:table-row table:style-name="ro1">
          <table:table-cell office:value-type="string">
            <text:p>WHEN <text:s text:c="5"/>| <text:s text:c="3"/>NONVIOLENT OFFENSE <text:s text:c="3"/></text:p>
          </table:table-cell>
          <table:table-cell table:number-columns-repeated="1023"/>
        </table:table-row>
        <table:table-row table:style-name="ro1">
          <table:table-cell office:value-type="string">
            <text:p>JAILED <text:s text:c="3"/>| <text:s text:c="6"/>1 <text:s text:c="7"/>2 <text:s text:c="7"/>8</text:p>
          </table:table-cell>
          <table:table-cell/>
          <table:table-cell office:value-type="string">
            <text:p>controlling <text:s/>offense</text:p>
          </table:table-cell>
          <table:table-cell table:number-columns-repeated="1021"/>
        </table:table-row>
        <table:table-row table:style-name="ro1">
          <table:table-cell office:value-type="string">
            <text:p>----------+--------------------------</text:p>
          </table:table-cell>
          <table:table-cell/>
          <table:table-cell office:value-type="string">
            <text:p>violent</text:p>
          </table:table-cell>
          <table:table-cell office:value-type="string">
            <text:p>non-violent</text:p>
          </table:table-cell>
          <table:table-cell office:value-type="string">
            <text:p>missing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7"/>
        </table:table-row>
        <table:table-row table:style-name="ro1">
          <table:table-cell office:value-type="string">
            <text:p><text:s text:c="8"/>1 | <text:s/>11,382 <text:s text:c="2"/>20,251 <text:s text:c="5"/>273</text:p>
          </table:table-cell>
          <table:table-cell office:value-type="float" office:value="1">
            <text:p>1</text:p>
          </table:table-cell>
          <table:table-cell table:style-name="ce9" office:value-type="float" office:value="11382">
            <text:p>11,382</text:p>
          </table:table-cell>
          <table:table-cell table:style-name="ce9" office:value-type="float" office:value="20251">
            <text:p>20,251</text:p>
          </table:table-cell>
          <table:table-cell office:value-type="float" office:value="273">
            <text:p>273</text:p>
          </table:table-cell>
          <table:table-cell table:style-name="ce9" table:formula="of:=SUM([.C38:.E38])" office:value-type="float" office:value="31906">
            <text:p>31,906</text:p>
          </table:table-cell>
          <table:table-cell office:value-type="string">
            <text:p>1 Yes</text:p>
          </table:table-cell>
          <table:table-cell table:number-columns-repeated="1017"/>
        </table:table-row>
        <table:table-row table:style-name="ro1">
          <table:table-cell office:value-type="string">
            <text:p><text:s text:c="8"/>2 | <text:s/>26,528 <text:s text:c="2"/>54,917 <text:s text:c="5"/>858</text:p>
          </table:table-cell>
          <table:table-cell office:value-type="float" office:value="2">
            <text:p>2</text:p>
          </table:table-cell>
          <table:table-cell table:style-name="ce9" office:value-type="float" office:value="26528">
            <text:p>26,528</text:p>
          </table:table-cell>
          <table:table-cell table:style-name="ce9" office:value-type="float" office:value="54917">
            <text:p>54,917</text:p>
          </table:table-cell>
          <table:table-cell office:value-type="float" office:value="858">
            <text:p>858</text:p>
          </table:table-cell>
          <table:table-cell table:style-name="ce9" table:formula="of:=SUM([.C39:.E39])" office:value-type="float" office:value="82303">
            <text:p>82,303</text:p>
          </table:table-cell>
          <table:table-cell office:value-type="string">
            <text:p>2 No</text:p>
          </table:table-cell>
          <table:table-cell table:number-columns-repeated="1017"/>
        </table:table-row>
        <table:table-row table:style-name="ro1">
          <table:table-cell office:value-type="string">
            <text:p><text:s text:c="8"/>7 | <text:s text:c="4"/>220 <text:s text:c="3"/>1,218 <text:s text:c="8"/>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style-name="ce9" office:value-type="float" office:value="1218">
            <text:p>1,218</text:p>
          </table:table-cell>
          <table:table-cell office:value-type="string">
            <text:p><text:s text:c="8"/></text:p>
          </table:table-cell>
          <table:table-cell table:style-name="ce9" table:formula="of:=SUM([.C40:.E40])" office:value-type="float" office:value="1438">
            <text:p>1,438</text:p>
          </table:table-cell>
          <table:table-cell office:value-type="string">
            <text:p>7 (M) Don't Know</text:p>
          </table:table-cell>
          <table:table-cell table:number-columns-repeated="1017"/>
        </table:table-row>
        <table:table-row table:style-name="ro1">
          <table:table-cell office:value-type="string">
            <text:p><text:s text:c="8"/>8 | <text:s text:c="13"/>235 <text:s text:c="8"/></text:p>
          </table:table-cell>
          <table:table-cell office:value-type="float" office:value="8">
            <text:p>8</text:p>
          </table:table-cell>
          <table:table-cell/>
          <table:table-cell office:value-type="float" office:value="235">
            <text:p>235</text:p>
          </table:table-cell>
          <table:table-cell office:value-type="string">
            <text:p><text:s text:c="8"/></text:p>
          </table:table-cell>
          <table:table-cell table:style-name="ce9" table:formula="of:=SUM([.C41:.E41])" office:value-type="float" office:value="235">
            <text:p>235</text:p>
          </table:table-cell>
          <table:table-cell office:value-type="string">
            <text:p>8 (M) Refused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 | 120,388 <text:s/>388,353 <text:s text:c="3"/>6,617</text:p>
          </table:table-cell>
          <table:table-cell office:value-type="float" office:value="9">
            <text:p>9</text:p>
          </table:table-cell>
          <table:table-cell table:style-name="ce9" office:value-type="float" office:value="120388">
            <text:p>120,388</text:p>
          </table:table-cell>
          <table:table-cell table:style-name="ce9" office:value-type="float" office:value="388353">
            <text:p>388,353</text:p>
          </table:table-cell>
          <table:table-cell table:style-name="ce9" office:value-type="float" office:value="6617">
            <text:p>6,617</text:p>
          </table:table-cell>
          <table:table-cell table:style-name="ce9" table:formula="of:=SUM([.C42:.E42])" office:value-type="float" office:value="515358">
            <text:p>515,358</text:p>
          </table:table-cell>
          <table:table-cell office:value-type="string">
            <text:p>9 (M) Blank</text:p>
          </table:table-cell>
          <table:table-cell table:number-columns-repeated="1017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4"/>
          <table:table-cell table:style-name="ce9" table:formula="of:=SUM([.C43:.E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formula="of:=SUM([.C38:.C42])" office:value-type="float" office:value="158518">
            <text:p>158,518</text:p>
          </table:table-cell>
          <table:table-cell table:style-name="ce9" table:formula="of:=SUM([.D38:.D42])" office:value-type="float" office:value="464974">
            <text:p>464,974</text:p>
          </table:table-cell>
          <table:table-cell table:style-name="ce9" table:formula="of:=SUM([.E38:.E42])" office:value-type="float" office:value="7748">
            <text:p>7,748</text:p>
          </table:table-cell>
          <table:table-cell table:style-name="ce9" table:formula="of:=SUM([.C44:.E44])" office:value-type="float" office:value="631240">
            <text:p>631,240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C38]/[$'ever restraining'.C34]" office:value-type="percentage" office:value="0.298505114083399">
            <text:p>30%</text:p>
          </table:table-cell>
          <table:table-cell table:style-name="ce6" table:formula="of:=[.D38]/[$'ever restraining'.D34]" office:value-type="percentage" office:value="0.264300909672283">
            <text:p>26%</text:p>
          </table:table-cell>
          <table:table-cell table:style-name="ce6" table:formula="of:=[.E38]/[$'ever restraining'.E34]" office:value-type="percentage" office:value="0.241166077738516">
            <text:p>24%</text:p>
          </table:table-cell>
          <table:table-cell table:style-name="ce6" table:formula="of:=[.F38]/[$'ever restraining'.F34]" office:value-type="percentage" office:value="0.27532942709457">
            <text:p>28%</text:p>
          </table:table-cell>
          <table:table-cell office:value-type="string">
            <text:p>among those ever under restraining ord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C38]/([$'ever restraining'.C34]+[$'ever restraining'.C35])" office:value-type="percentage" office:value="0.0725143665345752">
            <text:p>7%</text:p>
          </table:table-cell>
          <table:table-cell table:style-name="ce6" table:formula="of:=[.D38]/([$'ever restraining'.D34]+[$'ever restraining'.D35])" office:value-type="percentage" office:value="0.0440834256681302">
            <text:p>4%</text:p>
          </table:table-cell>
          <table:table-cell table:style-name="ce6" table:formula="of:=[.E38]/([$'ever restraining'.E34]+[$'ever restraining'.E35])" office:value-type="percentage" office:value="0.0395251194440423">
            <text:p>4%</text:p>
          </table:table-cell>
          <table:table-cell table:style-name="ce6" table:formula="of:=[.F38]/([$'ever restraining'.F34]+[$'ever restraining'.F35])" office:value-type="percentage" office:value="0.051193104510564">
            <text:p>5%</text:p>
          </table:table-cell>
          <table:table-cell office:value-type="string">
            <text:p>among all responding inmates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r restraining" table:style-name="ta3" table:print="false"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6" table:number-columns-repeated="3" table:default-cell-style-name="Excel_20_Built-in_20_Normal"/>
        <table:table-column table:style-name="co8" table:default-cell-style-name="Excel_20_Built-in_20_Normal"/>
        <table:table-column table:style-name="co14" table:default-cell-style-name="Excel_20_Built-in_20_Normal"/>
        <table:table-column table:style-name="co6" table:number-columns-repeated="1014" table:default-cell-style-name="Excel_20_Built-in_20_Normal"/>
        <table:table-row table:style-name="ro1">
          <table:table-cell table:style-name="ce1" office:value-type="string" table:number-columns-spanned="3" table:number-rows-spanned="1">
            <text:p>Jail inmates who had ever been under a restraining order, 2002</text:p>
          </table:table-cell>
          <table:covered-table-cell table:number-columns-repeated="2" table:style-name="ce5"/>
          <table:table-cell table:number-columns-repeated="6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v1375: Have you ever been under a restraining order? Sometimes this kind of order is called a peace bond,</text:p>
          </table:table-cell>
          <table:table-cell table:number-columns-repeated="8"/>
          <table:table-cell office:value-type="string">
            <text:p>Version: 1.0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a protective order, a no contact order, or a domestic restraining order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office:value-type="string">
            <text:p>. table v1375 sex [pw=fw]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office:value-type="string">
            <text:p>------------------------------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office:value-type="string">
            <text:p>S6Q11A - <text:s/>|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office:value-type="string">
            <text:p>UNDER A <text:s text:c="2"/>|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office:value-type="string">
            <text:p>RESTRAINI | <text:s text:c="7"/>sex <text:s text:c="7"/>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office:value-type="string">
            <text:p>NG ORDER <text:s/>| <text:s text:c="7"/>1 <text:s text:c="8"/>2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office:value-type="string">
            <text:p>----------+-------------------</text:p>
          </table:table-cell>
          <table:table-cell table:style-name="ce11"/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8"/>
        </table:table-row>
        <table:table-row table:style-name="ro1">
          <table:table-cell office:value-type="string">
            <text:p><text:s text:c="8"/>1 | <text:s/>108,952 <text:s/>6,931.15</text:p>
          </table:table-cell>
          <table:table-cell table:style-name="ce11" office:value-type="float" office:value="1">
            <text:p><text:s/>1 </text:p>
          </table:table-cell>
          <table:table-cell table:style-name="ce10" office:value-type="float" office:value="108952">
            <text:p><text:s/>108,952 </text:p>
          </table:table-cell>
          <table:table-cell table:style-name="ce10" office:value-type="float" office:value="6931.15">
            <text:p><text:s/>6,931 </text:p>
          </table:table-cell>
          <table:table-cell table:style-name="ce11" table:formula="of:=SUM([.C16:.D16])" office:value-type="float" office:value="115883.15">
            <text:p><text:s/>115,883 </text:p>
          </table:table-cell>
          <table:table-cell office:value-type="string">
            <text:p>1 Yes</text:p>
          </table:table-cell>
          <table:table-cell table:number-columns-repeated="1018"/>
        </table:table-row>
        <table:table-row table:style-name="ro1">
          <table:table-cell office:value-type="string">
            <text:p><text:s text:c="8"/>2 | <text:s/>442,013 <text:s/>65,352.4</text:p>
          </table:table-cell>
          <table:table-cell table:style-name="ce11" office:value-type="float" office:value="2">
            <text:p><text:s/>2 </text:p>
          </table:table-cell>
          <table:table-cell table:style-name="ce10" office:value-type="float" office:value="442013">
            <text:p><text:s/>442,013 </text:p>
          </table:table-cell>
          <table:table-cell table:style-name="ce10" office:value-type="float" office:value="65352.4">
            <text:p><text:s/>65,352 </text:p>
          </table:table-cell>
          <table:table-cell table:style-name="ce11" table:formula="of:=SUM([.C17:.D17])" office:value-type="float" office:value="507365.4">
            <text:p><text:s/>507,365 </text:p>
          </table:table-cell>
          <table:table-cell office:value-type="string">
            <text:p>2 No</text:p>
          </table:table-cell>
          <table:table-cell table:number-columns-repeated="1018"/>
        </table:table-row>
        <table:table-row table:style-name="ro1">
          <table:table-cell office:value-type="string">
            <text:p><text:s text:c="8"/>7 | 1,891.74 <text:s text:c="3"/>59.504</text:p>
          </table:table-cell>
          <table:table-cell table:style-name="ce11" office:value-type="float" office:value="7">
            <text:p><text:s/>7 </text:p>
          </table:table-cell>
          <table:table-cell table:style-name="ce10" office:value-type="float" office:value="1891.74">
            <text:p><text:s/>1,892 </text:p>
          </table:table-cell>
          <table:table-cell table:style-name="ce10" office:value-type="float" office:value="59.504">
            <text:p><text:s/>60 </text:p>
          </table:table-cell>
          <table:table-cell table:style-name="ce11" table:formula="of:=SUM([.C18:.D18])" office:value-type="float" office:value="1951.244">
            <text:p><text:s/>1,951 </text:p>
          </table:table-cell>
          <table:table-cell office:value-type="string">
            <text:p>7 (M) Don't Know</text:p>
          </table:table-cell>
          <table:table-cell table:number-columns-repeated="1018"/>
        </table:table-row>
        <table:table-row table:style-name="ro1">
          <table:table-cell office:value-type="string">
            <text:p><text:s text:c="8"/>8 | 3,759.03 <text:s/>414.6647</text:p>
          </table:table-cell>
          <table:table-cell table:style-name="ce11" office:value-type="float" office:value="8">
            <text:p><text:s/>8 </text:p>
          </table:table-cell>
          <table:table-cell table:style-name="ce10" office:value-type="float" office:value="3759.03">
            <text:p><text:s/>3,759 </text:p>
          </table:table-cell>
          <table:table-cell table:style-name="ce10" office:value-type="float" office:value="414.6647">
            <text:p><text:s/>415 </text:p>
          </table:table-cell>
          <table:table-cell table:style-name="ce11" table:formula="of:=SUM([.C19:.D19])" office:value-type="float" office:value="4173.6947">
            <text:p><text:s/>4,174 </text:p>
          </table:table-cell>
          <table:table-cell office:value-type="string">
            <text:p>8 (M) Refused</text:p>
          </table:table-cell>
          <table:table-cell table:number-columns-repeated="1018"/>
        </table:table-row>
        <table:table-row table:style-name="ro1">
          <table:table-cell office:value-type="string">
            <text:p><text:s text:c="8"/>9 | 1,566.06 <text:s/>301.6549</text:p>
          </table:table-cell>
          <table:table-cell table:style-name="ce11" office:value-type="float" office:value="9">
            <text:p><text:s/>9 </text:p>
          </table:table-cell>
          <table:table-cell table:style-name="ce10" office:value-type="float" office:value="1566.06">
            <text:p><text:s/>1,566 </text:p>
          </table:table-cell>
          <table:table-cell table:style-name="ce10" office:value-type="float" office:value="301.6549">
            <text:p><text:s/>302 </text:p>
          </table:table-cell>
          <table:table-cell table:style-name="ce11" table:formula="of:=SUM([.C20:.D20])" office:value-type="float" office:value="1867.7149">
            <text:p><text:s/>1,868 </text:p>
          </table:table-cell>
          <table:table-cell office:value-type="string">
            <text:p>9 (M) Blank</text:p>
          </table:table-cell>
          <table:table-cell table:number-columns-repeated="1018"/>
        </table:table-row>
        <table:table-row table:style-name="ro1">
          <table:table-cell office:value-type="string">
            <text:p>------------------------------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1" table:formula="of:=SUM([.C16:.C20])" office:value-type="float" office:value="558181.83">
            <text:p><text:s/>558,182 </text:p>
          </table:table-cell>
          <table:table-cell table:style-name="ce11" table:formula="of:=SUM([.D16:.D20])" office:value-type="float" office:value="73059.3736">
            <text:p><text:s/>73,059 </text:p>
          </table:table-cell>
          <table:table-cell table:style-name="ce11" table:formula="of:=SUM([.E16:.E20])" office:value-type="float" office:value="631241.2036">
            <text:p><text:s/>631,241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C16]/([.C16]+[.C17])" office:value-type="percentage" office:value="0.197747588322307">
            <text:p>20%</text:p>
          </table:table-cell>
          <table:table-cell table:style-name="ce6" table:formula="of:=[.D16]/([.D16]+[.D17])" office:value-type="percentage" office:value="0.0958883452735788">
            <text:p>10%</text:p>
          </table:table-cell>
          <table:table-cell table:style-name="ce6" table:formula="of:=[.E16]/([.E16]+[.E17])" office:value-type="percentage" office:value="0.18593408681015">
            <text:p>19%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. table v1375 v2311 [pw=fw], format(%9.0fc)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-------------------------------------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S6Q11A - <text:s/>|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UNDER A <text:s text:c="2"/>| <text:s text:c="4"/>CURRENT VIOLENT, <text:s text:c="4"/>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RESTRAINI | <text:s text:c="3"/>NONVIOLENT OFFENSE <text:s text:c="3"/>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office:value-type="string">
            <text:p>NG ORDER <text:s/>| <text:s text:c="6"/>1 <text:s text:c="7"/>2 <text:s text:c="7"/>8</text:p>
          </table:table-cell>
          <table:table-cell/>
          <table:table-cell office:value-type="string">
            <text:p>controlling <text:s/>offense</text:p>
          </table:table-cell>
          <table:table-cell table:number-columns-repeated="1021"/>
        </table:table-row>
        <table:table-row table:style-name="ro1">
          <table:table-cell office:value-type="string">
            <text:p>----------+--------------------------</text:p>
          </table:table-cell>
          <table:table-cell/>
          <table:table-cell office:value-type="string">
            <text:p>violent</text:p>
          </table:table-cell>
          <table:table-cell office:value-type="string">
            <text:p>non-violent</text:p>
          </table:table-cell>
          <table:table-cell office:value-type="string">
            <text:p>missing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7"/>
        </table:table-row>
        <table:table-row table:style-name="ro1">
          <table:table-cell office:value-type="string">
            <text:p><text:s text:c="8"/>1 | <text:s/>38,130 <text:s text:c="2"/>76,621 <text:s text:c="3"/>1,132</text:p>
          </table:table-cell>
          <table:table-cell office:value-type="float" office:value="1">
            <text:p>1</text:p>
          </table:table-cell>
          <table:table-cell table:style-name="ce10" office:value-type="float" office:value="38130">
            <text:p><text:s/>38,130 </text:p>
          </table:table-cell>
          <table:table-cell table:style-name="ce10" office:value-type="float" office:value="76621">
            <text:p><text:s/>76,621 </text:p>
          </table:table-cell>
          <table:table-cell table:style-name="ce10" office:value-type="float" office:value="1132">
            <text:p><text:s/>1,132 </text:p>
          </table:table-cell>
          <table:table-cell table:style-name="ce9" table:formula="of:=SUM([.C34:.E34])" office:value-type="float" office:value="115883">
            <text:p>115,883</text:p>
          </table:table-cell>
          <table:table-cell office:value-type="string">
            <text:p>1 Yes</text:p>
          </table:table-cell>
          <table:table-cell table:number-columns-repeated="1017"/>
        </table:table-row>
        <table:table-row table:style-name="ro1">
          <table:table-cell office:value-type="string">
            <text:p><text:s text:c="8"/>2 | 118,832 <text:s/>382,758 <text:s text:c="3"/>5,775</text:p>
          </table:table-cell>
          <table:table-cell office:value-type="float" office:value="2">
            <text:p>2</text:p>
          </table:table-cell>
          <table:table-cell table:style-name="ce10" office:value-type="float" office:value="118832">
            <text:p><text:s/>118,832 </text:p>
          </table:table-cell>
          <table:table-cell table:style-name="ce10" office:value-type="float" office:value="382758">
            <text:p><text:s/>382,758 </text:p>
          </table:table-cell>
          <table:table-cell table:style-name="ce10" office:value-type="float" office:value="5775">
            <text:p><text:s/>5,775 </text:p>
          </table:table-cell>
          <table:table-cell table:style-name="ce9" table:formula="of:=SUM([.C35:.E35])" office:value-type="float" office:value="507365">
            <text:p>507,365</text:p>
          </table:table-cell>
          <table:table-cell office:value-type="string">
            <text:p>2 No</text:p>
          </table:table-cell>
          <table:table-cell table:number-columns-repeated="1017"/>
        </table:table-row>
        <table:table-row table:style-name="ro1">
          <table:table-cell office:value-type="string">
            <text:p><text:s text:c="8"/>7 | <text:s text:c="4"/>472 <text:s text:c="3"/>1,134 <text:s text:c="5"/>346</text:p>
          </table:table-cell>
          <table:table-cell office:value-type="float" office:value="7">
            <text:p>7</text:p>
          </table:table-cell>
          <table:table-cell table:style-name="ce10" office:value-type="float" office:value="472">
            <text:p><text:s/>472 </text:p>
          </table:table-cell>
          <table:table-cell table:style-name="ce10" office:value-type="float" office:value="1134">
            <text:p><text:s/>1,134 </text:p>
          </table:table-cell>
          <table:table-cell table:style-name="ce10" office:value-type="float" office:value="346">
            <text:p><text:s/>346 </text:p>
          </table:table-cell>
          <table:table-cell table:style-name="ce9" table:formula="of:=SUM([.C36:.E36])" office:value-type="float" office:value="1952">
            <text:p>1,952</text:p>
          </table:table-cell>
          <table:table-cell office:value-type="string">
            <text:p>7 (M) Don't Know</text:p>
          </table:table-cell>
          <table:table-cell table:number-columns-repeated="1017"/>
        </table:table-row>
        <table:table-row table:style-name="ro1">
          <table:table-cell office:value-type="string">
            <text:p><text:s text:c="8"/>8 | <text:s text:c="4"/>849 <text:s text:c="3"/>2,828 <text:s text:c="5"/>497</text:p>
          </table:table-cell>
          <table:table-cell office:value-type="float" office:value="8">
            <text:p>8</text:p>
          </table:table-cell>
          <table:table-cell table:style-name="ce10" office:value-type="float" office:value="849">
            <text:p><text:s/>849 </text:p>
          </table:table-cell>
          <table:table-cell table:style-name="ce10" office:value-type="float" office:value="2828">
            <text:p><text:s/>2,828 </text:p>
          </table:table-cell>
          <table:table-cell table:style-name="ce10" office:value-type="float" office:value="497">
            <text:p><text:s/>497 </text:p>
          </table:table-cell>
          <table:table-cell table:style-name="ce9" table:formula="of:=SUM([.C37:.E37])" office:value-type="float" office:value="4174">
            <text:p>4,174</text:p>
          </table:table-cell>
          <table:table-cell office:value-type="string">
            <text:p>8 (M) Refused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 | <text:s text:c="4"/>235 <text:s text:c="3"/>1,633 <text:s text:c="8"/></text:p>
          </table:table-cell>
          <table:table-cell office:value-type="float" office:value="9">
            <text:p>9</text:p>
          </table:table-cell>
          <table:table-cell table:style-name="ce10" office:value-type="float" office:value="235">
            <text:p><text:s/>235 </text:p>
          </table:table-cell>
          <table:table-cell table:style-name="ce10" office:value-type="float" office:value="1633">
            <text:p><text:s/>1,633 </text:p>
          </table:table-cell>
          <table:table-cell table:style-name="ce10" office:value-type="string" office:string-value="        ">
            <text:p><text:s text:c="10"/></text:p>
          </table:table-cell>
          <table:table-cell table:style-name="ce9" table:formula="of:=SUM([.C38:.E38])" office:value-type="float" office:value="1868">
            <text:p>1,868</text:p>
          </table:table-cell>
          <table:table-cell office:value-type="string">
            <text:p>9 (M) Blank</text:p>
          </table:table-cell>
          <table:table-cell table:number-columns-repeated="1017"/>
        </table:table-row>
        <table:table-row table:style-name="ro1">
          <table:table-cell office:value-type="string">
            <text:p>-------------------------------------</text:p>
          </table:table-cell>
          <table:table-cell/>
          <table:table-cell table:style-name="ce6" table:number-columns-repeated="2"/>
          <table:table-cell/>
          <table:table-cell table:style-name="ce9" table:formula="of:=SUM([.C39:.E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formula="of:=SUM([.C34:.C38])" office:value-type="float" office:value="158518">
            <text:p>158,518</text:p>
          </table:table-cell>
          <table:table-cell table:style-name="ce9" table:formula="of:=SUM([.D34:.D38])" office:value-type="float" office:value="464974">
            <text:p>464,974</text:p>
          </table:table-cell>
          <table:table-cell table:style-name="ce9" table:formula="of:=SUM([.E34:.E38])" office:value-type="float" office:value="7750">
            <text:p>7,750</text:p>
          </table:table-cell>
          <table:table-cell table:style-name="ce9" table:formula="of:=SUM([.C40:.E40])" office:value-type="float" office:value="631242">
            <text:p>631,242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C34]/([.C34]+[.C35])" office:value-type="percentage" office:value="0.242925039181458">
            <text:p>24%</text:p>
          </table:table-cell>
          <table:table-cell table:style-name="ce6" table:formula="of:=[.D34]/([.D34]+[.D35])" office:value-type="percentage" office:value="0.166792561262052">
            <text:p>17%</text:p>
          </table:table-cell>
          <table:table-cell table:style-name="ce6" table:formula="of:=[.E34]/([.E34]+[.E35])" office:value-type="percentage" office:value="0.163891704068336">
            <text:p>16%</text:p>
          </table:table-cell>
          <table:table-cell table:style-name="ce6" table:formula="of:=[.F34]/([.F34]+[.F35])" office:value-type="percentage" office:value="0.185934010217442">
            <text:p>19%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foreach x of varlist v1376-v1386 {</text:p>
          </table:table-cell>
          <table:table-cell table:number-columns-repeated="1023"/>
        </table:table-row>
        <table:table-row table:style-name="ro1">
          <table:table-cell office:value-type="string">
            <text:p><text:s text:c="2"/>2. table `x' [pw=fw], format(%9.0fc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3. 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1 <text:s/>|</text:p>
          </table:table-cell>
          <table:table-cell office:value-type="float" office:value="1">
            <text:p>1</text:p>
          </table:table-cell>
          <table:table-cell table:style-name="ce9" office:value-type="float" office:value="26377">
            <text:p>26,377</text:p>
          </table:table-cell>
          <table:table-cell table:style-name="ce13" table:formula="of:=[.C51]/[.C$63]" office:value-type="percentage" office:value="0.212686868035285">
            <text:p>21.3%</text:p>
          </table:table-cell>
          <table:table-cell office:value-type="string">
            <text:p>Spouse</text:p>
          </table:table-cell>
          <table:table-cell table:number-columns-repeated="1019"/>
        </table:table-row>
        <table:table-row table:style-name="ro1">
          <table:table-cell office:value-type="string">
            <text:p>- WHO <text:s text:c="4"/>|</text:p>
          </table:table-cell>
          <table:table-cell office:value-type="float" office:value="2">
            <text:p>2</text:p>
          </table:table-cell>
          <table:table-cell table:style-name="ce9" office:value-type="float" office:value="13790">
            <text:p>13,790</text:p>
          </table:table-cell>
          <table:table-cell table:style-name="ce13" table:formula="of:=[.C52]/[.C$63]" office:value-type="percentage" office:value="0.111193536422132">
            <text:p>11.1%</text:p>
          </table:table-cell>
          <table:table-cell office:value-type="string">
            <text:p>Ex-spouse</text:p>
          </table:table-cell>
          <table:table-cell table:number-columns-repeated="1019"/>
        </table:table-row>
        <table:table-row table:style-name="ro1">
          <table:table-cell office:value-type="string">
            <text:p>SOUGHT <text:s text:c="3"/>|</text:p>
          </table:table-cell>
          <table:table-cell office:value-type="float" office:value="3">
            <text:p>3</text:p>
          </table:table-cell>
          <table:table-cell table:style-name="ce9" office:value-type="float" office:value="4395">
            <text:p>4,395</text:p>
          </table:table-cell>
          <table:table-cell table:style-name="ce13" table:formula="of:=[.C53]/[.C$63]" office:value-type="percentage" office:value="0.0354384041026303">
            <text:p>3.5%</text:p>
          </table:table-cell>
          <table:table-cell office:value-type="string">
            <text:p>Parent/step-parent</text:p>
          </table:table-cell>
          <table:table-cell table:number-columns-repeated="1019"/>
        </table:table-row>
        <table:table-row table:style-name="ro1">
          <table:table-cell office:value-type="string">
            <text:p>RESTRAINI |</text:p>
          </table:table-cell>
          <table:table-cell office:value-type="float" office:value="4">
            <text:p>4</text:p>
          </table:table-cell>
          <table:table-cell table:style-name="ce9" office:value-type="float" office:value="1008">
            <text:p>1,008</text:p>
          </table:table-cell>
          <table:table-cell table:style-name="ce13" table:formula="of:=[.C54]/[.C$63]" office:value-type="percentage" office:value="0.00812785240852134">
            <text:p>0.8%</text:p>
          </table:table-cell>
          <table:table-cell office:value-type="string">
            <text:p>Own child/step-child</text:p>
          </table:table-cell>
          <table:table-cell table:number-columns-repeated="1019"/>
        </table:table-row>
        <table:table-row table:style-name="ro1">
          <table:table-cell office:value-type="string">
            <text:p>NG ORDER <text:s/>| <text:s text:c="5"/>Freq.</text:p>
          </table:table-cell>
          <table:table-cell office:value-type="float" office:value="5">
            <text:p>5</text:p>
          </table:table-cell>
          <table:table-cell table:style-name="ce9" office:value-type="float" office:value="2223">
            <text:p>2,223</text:p>
          </table:table-cell>
          <table:table-cell table:style-name="ce13" table:formula="of:=[.C55]/[.C$63]" office:value-type="percentage" office:value="0.0179248173652212">
            <text:p>1.8%</text:p>
          </table:table-cell>
          <table:table-cell office:value-type="string">
            <text:p>Brother/sister/step-brother/step-sister</text:p>
          </table:table-cell>
          <table:table-cell table:number-columns-repeated="1019"/>
        </table:table-row>
        <table:table-row table:style-name="ro1">
          <table:table-cell office:value-type="string">
            <text:p>----------+-----------</text:p>
          </table:table-cell>
          <table:table-cell office:value-type="float" office:value="6">
            <text:p>6</text:p>
          </table:table-cell>
          <table:table-cell table:style-name="ce9" office:value-type="float" office:value="2719">
            <text:p>2,719</text:p>
          </table:table-cell>
          <table:table-cell table:style-name="ce13" table:formula="of:=[.C56]/[.C$63]" office:value-type="percentage" office:value="0.0219242368043349">
            <text:p>2.2%</text:p>
          </table:table-cell>
          <table:table-cell office:value-type="string">
            <text:p>Other relative</text:p>
          </table:table-cell>
          <table:table-cell table:number-columns-repeated="1019"/>
        </table:table-row>
        <table:table-row table:style-name="ro1">
          <table:table-cell office:value-type="string">
            <text:p><text:s text:c="8"/>1 | <text:s text:c="4"/>26,377</text:p>
          </table:table-cell>
          <table:table-cell office:value-type="float" office:value="7">
            <text:p>7</text:p>
          </table:table-cell>
          <table:table-cell table:style-name="ce9" office:value-type="float" office:value="26527">
            <text:p>26,527</text:p>
          </table:table-cell>
          <table:table-cell table:style-name="ce13" table:formula="of:=[.C57]/[.C$63]" office:value-type="percentage" office:value="0.213896369881791">
            <text:p>21.4%</text:p>
          </table:table-cell>
          <table:table-cell office:value-type="string">
            <text:p>Boyfriend/girlfrien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99 | <text:s text:c="3"/>604,864</text:p>
          </table:table-cell>
          <table:table-cell office:value-type="float" office:value="8">
            <text:p>8</text:p>
          </table:table-cell>
          <table:table-cell table:style-name="ce9" office:value-type="float" office:value="22662">
            <text:p>22,662</text:p>
          </table:table-cell>
          <table:table-cell table:style-name="ce13" table:formula="of:=[.C58]/[.C$63]" office:value-type="percentage" office:value="0.182731538970149">
            <text:p>18.3%</text:p>
          </table:table-cell>
          <table:table-cell office:value-type="string">
            <text:p>Ex-boyfriend/ex-girlfriend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</text:p>
          </table:table-cell>
          <table:table-cell office:value-type="float" office:value="9">
            <text:p>9</text:p>
          </table:table-cell>
          <table:table-cell table:style-name="ce9" office:value-type="float" office:value="4960">
            <text:p>4,960</text:p>
          </table:table-cell>
          <table:table-cell table:style-name="ce13" table:formula="of:=[.C59]/[.C$63]" office:value-type="percentage" office:value="0.0399941943911368">
            <text:p>4.0%</text:p>
          </table:table-cell>
          <table:table-cell office:value-type="string">
            <text:p>Friend/ex-frien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9" office:value-type="float" office:value="19357">
            <text:p>19,357</text:p>
          </table:table-cell>
          <table:table-cell table:style-name="ce13" table:formula="of:=[.C60]/[.C$63]" office:value-type="percentage" office:value="0.156082181618797">
            <text:p>15.6%</text:p>
          </table:table-cell>
          <table:table-cell office:value-type="string">
            <text:p>Other non-relative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</text:p>
          </table:table-cell>
          <table:table-cell office:value-type="float" office:value="98">
            <text:p>98</text:p>
          </table:table-cell>
          <table:table-cell table:style-name="ce9" office:value-type="float" office:value="0">
            <text:p>0</text:p>
          </table:table-cell>
          <table:table-cell table:style-name="ce13" table:formula="of:=[.C61]/[.C$63]" office:value-type="percentage" office:value="0">
            <text:p>0.0%</text:p>
          </table:table-cell>
          <table:table-cell office:value-type="string">
            <text:p>Refused {to answer}</text:p>
          </table:table-cell>
          <table:table-cell table:number-columns-repeated="1019"/>
        </table:table-row>
        <table:table-row table:style-name="ro1">
          <table:table-cell office:value-type="string">
            <text:p>S6Q11B_2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/>
          <table:table-cell table:style-name="ce9" table:formula="of:=SUM([.C51:.C61])" office:value-type="float" office:value="124018">
            <text:p>124,018</text:p>
          </table:table-cell>
          <table:table-cell table:number-columns-repeated="1021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/>
          <table:table-cell table:formula="of:=[.C63]/[.E16]" office:value-type="float" office:value="1.07019873035899">
            <text:p>1.0701987304</text:p>
          </table:table-cell>
          <table:table-cell office:value-type="string">
            <text:p>parties/inmate ever under restraining order</text:p>
          </table:table-cell>
          <table:table-cell table:number-columns-repeated="1020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 | <text:s text:c="4"/>13,79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17,451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3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 | <text:s text:c="5"/>4,395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26,846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4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 | <text:s text:c="5"/>1,008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30,233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5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 | <text:s text:c="5"/>2,223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29,018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6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 | <text:s text:c="5"/>2,719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28,522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7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 | <text:s text:c="4"/>26,52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04,714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8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 | <text:s text:c="4"/>22,662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08,579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9 <text:s/>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 | <text:s text:c="5"/>4,960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26,281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10 |</text:p>
          </table:table-cell>
          <table:table-cell table:number-columns-repeated="1023"/>
        </table:table-row>
        <table:table-row table:style-name="ro1">
          <table:table-cell office:value-type="string">
            <text:p>- WHO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 | <text:s text:c="4"/>19,357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11,884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B_KE |</text:p>
          </table:table-cell>
          <table:table-cell table:number-columns-repeated="1023"/>
        </table:table-row>
        <table:table-row table:style-name="ro1">
          <table:table-cell office:value-type="string">
            <text:p>Y - (KEY) |</text:p>
          </table:table-cell>
          <table:table-cell table:number-columns-repeated="1023"/>
        </table:table-row>
        <table:table-row table:style-name="ro1">
          <table:table-cell office:value-type="string">
            <text:p>WHO <text:s text:c="6"/>|</text:p>
          </table:table-cell>
          <table:table-cell table:number-columns-repeated="1023"/>
        </table:table-row>
        <table:table-row table:style-name="ro1">
          <table:table-cell office:value-type="string">
            <text:p>SOUGHT <text:s text:c="3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5"/>Freq.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7"/>99 | <text:s text:c="3"/>631,241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training violation admit" table:style-name="ta4" table:print="false">
        <table:table-column table:style-name="co15" table:default-cell-style-name="Excel_20_Built-in_20_Normal"/>
        <table:table-column table:style-name="co6" table:number-columns-repeated="8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number-columns-repeated="1013" table:default-cell-style-name="Excel_20_Built-in_20_Normal"/>
        <table:table-row table:style-name="ro1">
          <table:table-cell table:style-name="ce1" office:value-type="string" table:number-columns-spanned="4" table:number-rows-spanned="1">
            <text:p>Jail inmates charged with a restraining order violation at commitment to jail, 2002</text:p>
          </table:table-cell>
          <table:covered-table-cell table:number-columns-repeated="3" table:style-name="ce5"/>
          <table:table-cell table:number-columns-repeated="6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3">
          <table:table-cell table:style-name="ce12" office:value-type="string">
            <text:p>v1390: When you were admitted [CURRENT ADMISSION DATE], were you formally charged with violating a restraining order?</text:p>
          </table:table-cell>
          <table:table-cell table:number-columns-repeated="9"/>
          <table:table-cell office:value-type="string">
            <text:p>Version: 1.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v1390 sex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E - <text:s/>|</text:p>
          </table:table-cell>
          <table:table-cell table:number-columns-repeated="1023"/>
        </table:table-row>
        <table:table-row table:style-name="ro1">
          <table:table-cell office:value-type="string">
            <text:p>CURRENTLY |</text:p>
          </table:table-cell>
          <table:table-cell table:number-columns-repeated="1023"/>
        </table:table-row>
        <table:table-row table:style-name="ro1">
          <table:table-cell office:value-type="string">
            <text:p>CHARGED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WITH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RESTRAINI |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6"/>sex <text:s text:c="6"/></text:p>
          </table:table-cell>
          <table:table-cell table:number-columns-repeated="1023"/>
        </table:table-row>
        <table:table-row table:style-name="ro1">
          <table:table-cell office:value-type="string">
            <text:p>VIOLATION | <text:s text:c="6"/>1 <text:s text:c="7"/>2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</text:p>
          </table:table-cell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8"/>
        </table:table-row>
        <table:table-row table:style-name="ro1">
          <table:table-cell office:value-type="string">
            <text:p><text:s text:c="8"/>1 | <text:s text:c="2"/>8,974 <text:s text:c="5"/>443</text:p>
          </table:table-cell>
          <table:table-cell office:value-type="float" office:value="1">
            <text:p>1</text:p>
          </table:table-cell>
          <table:table-cell table:style-name="ce9" office:value-type="float" office:value="8974">
            <text:p>8,974</text:p>
          </table:table-cell>
          <table:table-cell office:value-type="float" office:value="443">
            <text:p>443</text:p>
          </table:table-cell>
          <table:table-cell table:style-name="ce9" table:formula="of:=SUM([.C18:.D18])" office:value-type="float" office:value="9417">
            <text:p>9,417</text:p>
          </table:table-cell>
          <table:table-cell office:value-type="string">
            <text:p>1 Yes</text:p>
          </table:table-cell>
          <table:table-cell table:number-columns-repeated="1018"/>
        </table:table-row>
        <table:table-row table:style-name="ro1">
          <table:table-cell office:value-type="string">
            <text:p><text:s text:c="8"/>2 | <text:s/>21,134 <text:s text:c="3"/>1,355</text:p>
          </table:table-cell>
          <table:table-cell office:value-type="float" office:value="2">
            <text:p>2</text:p>
          </table:table-cell>
          <table:table-cell table:style-name="ce9" office:value-type="float" office:value="21134">
            <text:p>21,134</text:p>
          </table:table-cell>
          <table:table-cell table:style-name="ce9" office:value-type="float" office:value="1355">
            <text:p>1,355</text:p>
          </table:table-cell>
          <table:table-cell table:style-name="ce9" table:formula="of:=SUM([.C19:.D19])" office:value-type="float" office:value="22489">
            <text:p>22,489</text:p>
          </table:table-cell>
          <table:table-cell office:value-type="string">
            <text:p>2 No</text:p>
          </table:table-cell>
          <table:table-cell table:number-columns-repeated="1018"/>
        </table:table-row>
        <table:table-row table:style-name="ro1">
          <table:table-cell office:value-type="string">
            <text:p><text:s text:c="8"/>9 | 528,074 <text:s text:c="2"/>71,26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9" table:formula="of:=SUM([.C20:.D20])" office:value-type="float" office:value="0">
            <text:p>0</text:p>
          </table:table-cell>
          <table:table-cell office:value-type="string">
            <text:p>7 (M) Don't Know</text:p>
          </table:table-cell>
          <table:table-cell table:number-columns-repeated="1018"/>
        </table:table-row>
        <table:table-row table:style-name="ro1">
          <table:table-cell office:value-type="string">
            <text:p>----------------------------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9" table:formula="of:=SUM([.C21:.D21])" office:value-type="float" office:value="0">
            <text:p>0</text:p>
          </table:table-cell>
          <table:table-cell office:value-type="string">
            <text:p>8 (M) Refus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528074">
            <text:p>528,074</text:p>
          </table:table-cell>
          <table:table-cell table:style-name="ce9" office:value-type="float" office:value="71261">
            <text:p>71,261</text:p>
          </table:table-cell>
          <table:table-cell table:style-name="ce9" table:formula="of:=SUM([.C22:.D22])" office:value-type="float" office:value="599335">
            <text:p>599,335</text:p>
          </table:table-cell>
          <table:table-cell office:value-type="string">
            <text:p>9 (M) Blan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SUM([.C18:.C22])" office:value-type="float" office:value="558182">
            <text:p>558,182</text:p>
          </table:table-cell>
          <table:table-cell table:style-name="ce9" table:formula="of:=SUM([.D18:.D22])" office:value-type="float" office:value="73059">
            <text:p>73,059</text:p>
          </table:table-cell>
          <table:table-cell table:style-name="ce9" table:formula="of:=SUM([.E18:.E22])" office:value-type="float" office:value="631241">
            <text:p>631,24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C18]/[$'restraining at admission'.C16]" office:value-type="percentage" office:value="0.298060316195031">
            <text:p>30%</text:p>
          </table:table-cell>
          <table:table-cell table:style-name="ce6" table:formula="of:=[.D18]/[$'restraining at admission'.D16]" office:value-type="percentage" office:value="0.246384872080089">
            <text:p>25%</text:p>
          </table:table-cell>
          <table:table-cell table:style-name="ce6" table:formula="of:=[.E18]/[$'restraining at admission'.E16]" office:value-type="percentage" office:value="0.295148247978437">
            <text:p>30%</text:p>
          </table:table-cell>
          <table:table-cell office:value-type="string">
            <text:p>among inmates with restraining order at admiss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3" table:formula="of:=[.C18]/([.C18]+[.C19]+[.C22])" office:value-type="percentage" office:value="0.0160771934601976">
            <text:p>1.6%</text:p>
          </table:table-cell>
          <table:table-cell table:style-name="ce13" table:formula="of:=[.D18]/([.D18]+[.D19]+[.D22])" office:value-type="percentage" office:value="0.00606359243898767">
            <text:p>0.6%</text:p>
          </table:table-cell>
          <table:table-cell table:style-name="ce13" table:formula="of:=[.E18]/([.E18]+[.E19]+[.E22])" office:value-type="percentage" office:value="0.0149182324975722">
            <text:p>1.5%</text:p>
          </table:table-cell>
          <table:table-cell office:value-type="string">
            <text:p>among all responding inmate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v1390 v2311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E - <text:s/>|</text:p>
          </table:table-cell>
          <table:table-cell table:number-columns-repeated="1023"/>
        </table:table-row>
        <table:table-row table:style-name="ro1">
          <table:table-cell office:value-type="string">
            <text:p>CURRENTLY |</text:p>
          </table:table-cell>
          <table:table-cell table:number-columns-repeated="1023"/>
        </table:table-row>
        <table:table-row table:style-name="ro1">
          <table:table-cell office:value-type="string">
            <text:p>CHARGED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WITH <text:s text:c="5"/>|</text:p>
          </table:table-cell>
          <table:table-cell table:number-columns-repeated="1023"/>
        </table:table-row>
        <table:table-row table:style-name="ro1">
          <table:table-cell office:value-type="string">
            <text:p>RESTRAINI | <text:s text:c="4"/>CURRENT VIOLENT, <text:s text:c="4"/>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3"/>NONVIOLENT OFFENSE <text:s text:c="3"/></text:p>
          </table:table-cell>
          <table:table-cell table:number-columns-repeated="1023"/>
        </table:table-row>
        <table:table-row table:style-name="ro1">
          <table:table-cell office:value-type="string">
            <text:p>VIOLATION | <text:s text:c="6"/>1 <text:s text:c="7"/>2 <text:s text:c="7"/>8</text:p>
          </table:table-cell>
          <table:table-cell/>
          <table:table-cell office:value-type="string">
            <text:p>controlling <text:s/>offense</text:p>
          </table:table-cell>
          <table:table-cell table:number-columns-repeated="1021"/>
        </table:table-row>
        <table:table-row table:style-name="ro1">
          <table:table-cell office:value-type="string">
            <text:p>----------+--------------------------</text:p>
          </table:table-cell>
          <table:table-cell/>
          <table:table-cell office:value-type="string">
            <text:p>violent</text:p>
          </table:table-cell>
          <table:table-cell office:value-type="string">
            <text:p>non-violent</text:p>
          </table:table-cell>
          <table:table-cell office:value-type="string">
            <text:p>missing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7"/>
        </table:table-row>
        <table:table-row table:style-name="ro1">
          <table:table-cell office:value-type="string">
            <text:p><text:s text:c="8"/>1 | <text:s text:c="2"/>3,200 <text:s text:c="3"/>6,179 <text:s text:c="6"/>38</text:p>
          </table:table-cell>
          <table:table-cell office:value-type="float" office:value="1">
            <text:p>1</text:p>
          </table:table-cell>
          <table:table-cell table:style-name="ce9" office:value-type="float" office:value="3200">
            <text:p>3,200</text:p>
          </table:table-cell>
          <table:table-cell table:style-name="ce9" office:value-type="float" office:value="6179">
            <text:p>6,179</text:p>
          </table:table-cell>
          <table:table-cell office:value-type="float" office:value="38">
            <text:p>38</text:p>
          </table:table-cell>
          <table:table-cell table:style-name="ce9" table:formula="of:=SUM([.C41:.E41])" office:value-type="float" office:value="9417">
            <text:p>9,417</text:p>
          </table:table-cell>
          <table:table-cell office:value-type="string">
            <text:p>1 Yes</text:p>
          </table:table-cell>
          <table:table-cell table:number-columns-repeated="1017"/>
        </table:table-row>
        <table:table-row table:style-name="ro1">
          <table:table-cell office:value-type="string">
            <text:p><text:s text:c="8"/>2 | <text:s text:c="2"/>8,182 <text:s text:c="2"/>14,072 <text:s text:c="5"/>235</text:p>
          </table:table-cell>
          <table:table-cell office:value-type="float" office:value="2">
            <text:p>2</text:p>
          </table:table-cell>
          <table:table-cell table:style-name="ce9" office:value-type="float" office:value="8182">
            <text:p>8,182</text:p>
          </table:table-cell>
          <table:table-cell table:style-name="ce9" office:value-type="float" office:value="14072">
            <text:p>14,072</text:p>
          </table:table-cell>
          <table:table-cell office:value-type="float" office:value="235">
            <text:p>235</text:p>
          </table:table-cell>
          <table:table-cell table:style-name="ce9" table:formula="of:=SUM([.C42:.E42])" office:value-type="float" office:value="22489">
            <text:p>22,489</text:p>
          </table:table-cell>
          <table:table-cell office:value-type="string">
            <text:p>2 No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 | 147,136 <text:s/>444,723 <text:s text:c="3"/>7,47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9" table:formula="of:=SUM([.C43:.E43])" office:value-type="float" office:value="0">
            <text:p>0</text:p>
          </table:table-cell>
          <table:table-cell office:value-type="string">
            <text:p>7 (M) Don't Know</text:p>
          </table:table-cell>
          <table:table-cell table:number-columns-repeated="1017"/>
        </table:table-row>
        <table:table-row table:style-name="ro1">
          <table:table-cell office:value-type="string">
            <text:p>-------------------------------------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9" table:formula="of:=SUM([.C44:.E44])" office:value-type="float" office:value="0">
            <text:p>0</text:p>
          </table:table-cell>
          <table:table-cell office:value-type="string">
            <text:p>8 (M) Refuse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47136">
            <text:p>147,136</text:p>
          </table:table-cell>
          <table:table-cell table:style-name="ce9" office:value-type="float" office:value="444723">
            <text:p>444,723</text:p>
          </table:table-cell>
          <table:table-cell table:style-name="ce9" office:value-type="float" office:value="7476">
            <text:p>7,476</text:p>
          </table:table-cell>
          <table:table-cell table:style-name="ce9" table:formula="of:=SUM([.C45:.E45])" office:value-type="float" office:value="599335">
            <text:p>599,335</text:p>
          </table:table-cell>
          <table:table-cell office:value-type="string">
            <text:p>9 (M) Blan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9" table:formula="of:=SUM([.C41:.C45])" office:value-type="float" office:value="158518">
            <text:p>158,518</text:p>
          </table:table-cell>
          <table:table-cell table:style-name="ce9" table:formula="of:=SUM([.D41:.D45])" office:value-type="float" office:value="464974">
            <text:p>464,974</text:p>
          </table:table-cell>
          <table:table-cell table:style-name="ce9" table:formula="of:=SUM([.E41:.E45])" office:value-type="float" office:value="7749">
            <text:p>7,749</text:p>
          </table:table-cell>
          <table:table-cell table:style-name="ce9" table:formula="of:=SUM([.C47:.E47])" office:value-type="float" office:value="631241">
            <text:p>631,241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C41]/[$'restraining at admission'.C38]" office:value-type="percentage" office:value="0.281145668599543">
            <text:p>28%</text:p>
          </table:table-cell>
          <table:table-cell table:style-name="ce6" table:formula="of:=[.D41]/[$'restraining at admission'.D38]" office:value-type="percentage" office:value="0.305120734778529">
            <text:p>31%</text:p>
          </table:table-cell>
          <table:table-cell table:style-name="ce6" table:formula="of:=[.E41]/[$'restraining at admission'.E38]" office:value-type="percentage" office:value="0.139194139194139">
            <text:p>14%</text:p>
          </table:table-cell>
          <table:table-cell table:style-name="ce6" table:formula="of:=[.F41]/[$'restraining at admission'.F38]" office:value-type="percentage" office:value="0.295148247978437">
            <text:p>30%</text:p>
          </table:table-cell>
          <table:table-cell office:value-type="string">
            <text:p>among inmates with restraining order at admiss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table:formula="of:=[.C41]/([.C41]+[.C42]+[.C45])" office:value-type="percentage" office:value="0.0201869819200343">
            <text:p>2.0%</text:p>
          </table:table-cell>
          <table:table-cell table:style-name="ce13" table:formula="of:=[.D41]/([.D41]+[.D42]+[.D45])" office:value-type="percentage" office:value="0.0132889150791227">
            <text:p>1.3%</text:p>
          </table:table-cell>
          <table:table-cell table:style-name="ce13" table:formula="of:=[.E41]/([.E41]+[.E42]+[.E45])" office:value-type="percentage" office:value="0.00490385856239515">
            <text:p>0.5%</text:p>
          </table:table-cell>
          <table:table-cell table:style-name="ce13" table:formula="of:=[.F41]/([.F41]+[.F42]+[.F45])" office:value-type="percentage" office:value="0.0149182324975722">
            <text:p>1.5%</text:p>
          </table:table-cell>
          <table:table-cell office:value-type="string">
            <text:p>among all responding inmates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r restraining violation" table:style-name="ta5" table:print="false">
        <table:table-column table:style-name="co18" table:default-cell-style-name="Excel_20_Built-in_20_Normal"/>
        <table:table-column table:style-name="co6" table:number-columns-repeated="7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6" table:number-columns-repeated="1014" table:default-cell-style-name="Excel_20_Built-in_20_Normal"/>
        <table:table-row table:style-name="ro1">
          <table:table-cell table:style-name="ce1" office:value-type="string" table:number-columns-spanned="3" table:number-rows-spanned="1">
            <text:p>Jail inmates who had ever been arrested or prosecuted for violating a restraining order, 2002</text:p>
          </table:table-cell>
          <table:covered-table-cell table:number-columns-repeated="2" table:style-name="ce5"/>
          <table:table-cell table:number-columns-repeated="6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v1388: Have you ever been arrested or prosecuted for violating a restraining order?</text:p>
          </table:table-cell>
          <table:table-cell table:number-columns-repeated="8"/>
          <table:table-cell office:value-type="string">
            <text:p>Version: 1.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v1388 sex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C - <text:s/>|</text:p>
          </table:table-cell>
          <table:table-cell table:number-columns-repeated="1023"/>
        </table:table-row>
        <table:table-row table:style-name="ro1">
          <table:table-cell office:value-type="string">
            <text:p>ARRESTED/ |</text:p>
          </table:table-cell>
          <table:table-cell table:number-columns-repeated="1023"/>
        </table:table-row>
        <table:table-row table:style-name="ro1">
          <table:table-cell office:value-type="string">
            <text:p>PROSECUTE |</text:p>
          </table:table-cell>
          <table:table-cell table:number-columns-repeated="1023"/>
        </table:table-row>
        <table:table-row table:style-name="ro1">
          <table:table-cell office:value-type="string">
            <text:p>D FOR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VIOLATING |</text:p>
          </table:table-cell>
          <table:table-cell table:number-columns-repeated="1023"/>
        </table:table-row>
        <table:table-row table:style-name="ro1">
          <table:table-cell office:value-type="string">
            <text:p>RESTRAINI | <text:s text:c="6"/>sex <text:s text:c="6"/>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6"/>1 <text:s text:c="7"/>2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</text:p>
          </table:table-cell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8"/>
        </table:table-row>
        <table:table-row table:style-name="ro1">
          <table:table-cell office:value-type="string">
            <text:p><text:s text:c="8"/>1 | <text:s/>26,088 <text:s text:c="3"/>1,119</text:p>
          </table:table-cell>
          <table:table-cell office:value-type="float" office:value="1">
            <text:p>1</text:p>
          </table:table-cell>
          <table:table-cell table:style-name="ce9" office:value-type="float" office:value="26088">
            <text:p>26,088</text:p>
          </table:table-cell>
          <table:table-cell table:style-name="ce9" office:value-type="float" office:value="1119">
            <text:p>1,119</text:p>
          </table:table-cell>
          <table:table-cell table:style-name="ce9" table:formula="of:=SUM([.C18:.D18])" office:value-type="float" office:value="27207">
            <text:p>27,207</text:p>
          </table:table-cell>
          <table:table-cell office:value-type="string">
            <text:p>1 Yes</text:p>
          </table:table-cell>
          <table:table-cell table:number-columns-repeated="1018"/>
        </table:table-row>
        <table:table-row table:style-name="ro1">
          <table:table-cell office:value-type="string">
            <text:p><text:s text:c="8"/>2 | <text:s/>82,741 <text:s text:c="3"/>5,813</text:p>
          </table:table-cell>
          <table:table-cell office:value-type="float" office:value="2">
            <text:p>2</text:p>
          </table:table-cell>
          <table:table-cell table:style-name="ce9" office:value-type="float" office:value="82741">
            <text:p>82,741</text:p>
          </table:table-cell>
          <table:table-cell table:style-name="ce9" office:value-type="float" office:value="5813">
            <text:p>5,813</text:p>
          </table:table-cell>
          <table:table-cell table:style-name="ce9" table:formula="of:=SUM([.C19:.D19])" office:value-type="float" office:value="88554">
            <text:p>88,554</text:p>
          </table:table-cell>
          <table:table-cell office:value-type="string">
            <text:p>2 No</text:p>
          </table:table-cell>
          <table:table-cell table:number-columns-repeated="1018"/>
        </table:table-row>
        <table:table-row table:style-name="ro1">
          <table:table-cell office:value-type="string">
            <text:p><text:s text:c="8"/>7 | <text:s text:c="4"/>122 <text:s text:c="8"/>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style-name="ce9" table:formula="of:=SUM([.C20:.D20])" office:value-type="float" office:value="122">
            <text:p>122</text:p>
          </table:table-cell>
          <table:table-cell office:value-type="string">
            <text:p>7 (M) Don't Know</text:p>
          </table:table-cell>
          <table:table-cell table:number-columns-repeated="1018"/>
        </table:table-row>
        <table:table-row table:style-name="ro1">
          <table:table-cell office:value-type="string">
            <text:p><text:s text:c="8"/>9 | 449,230 <text:s text:c="2"/>66,1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9" table:formula="of:=SUM([.C21:.D21])" office:value-type="float" office:value="0">
            <text:p>0</text:p>
          </table:table-cell>
          <table:table-cell office:value-type="string">
            <text:p>8 (M) Refused</text:p>
          </table:table-cell>
          <table:table-cell table:number-columns-repeated="1018"/>
        </table:table-row>
        <table:table-row table:style-name="ro1">
          <table:table-cell office:value-type="string">
            <text:p>----------------------------</text:p>
          </table:table-cell>
          <table:table-cell office:value-type="float" office:value="9">
            <text:p>9</text:p>
          </table:table-cell>
          <table:table-cell table:style-name="ce9" office:value-type="float" office:value="449230">
            <text:p>449,230</text:p>
          </table:table-cell>
          <table:table-cell table:style-name="ce9" office:value-type="float" office:value="66128">
            <text:p>66,128</text:p>
          </table:table-cell>
          <table:table-cell table:style-name="ce9" table:formula="of:=SUM([.C22:.D22])" office:value-type="float" office:value="515358">
            <text:p>515,358</text:p>
          </table:table-cell>
          <table:table-cell office:value-type="string">
            <text:p>9 (M) Blan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SUM([.C18:.C22])" office:value-type="float" office:value="558181">
            <text:p>558,181</text:p>
          </table:table-cell>
          <table:table-cell table:style-name="ce9" table:formula="of:=SUM([.D18:.D22])" office:value-type="float" office:value="73060">
            <text:p>73,060</text:p>
          </table:table-cell>
          <table:table-cell table:style-name="ce9" table:formula="of:=SUM([.E18:.E22])" office:value-type="float" office:value="631241">
            <text:p>631,24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table:formula="of:=[.C18]/[$'ever restraining'.C16]" office:value-type="percentage" office:value="0.239444893163962">
            <text:p>24%</text:p>
          </table:table-cell>
          <table:table-cell table:style-name="ce6" table:formula="of:=[.D18]/[$'ever restraining'.D16]" office:value-type="percentage" office:value="0.161445070442856">
            <text:p>16%</text:p>
          </table:table-cell>
          <table:table-cell table:style-name="ce6" table:formula="of:=[.E18]/[$'ever restraining'.E16]" office:value-type="percentage" office:value="0.234779603419479">
            <text:p>23%</text:p>
          </table:table-cell>
          <table:table-cell office:value-type="string">
            <text:p>among inmates ever under restraining ord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table:formula="of:=[.C18]/([.C18]+[.C19]+[.C22])" office:value-type="percentage" office:value="0.0467477453100837">
            <text:p>5%</text:p>
          </table:table-cell>
          <table:table-cell table:style-name="ce6" table:formula="of:=[.D18]/([.D18]+[.D19]+[.D22])" office:value-type="percentage" office:value="0.0153161784834383">
            <text:p>2%</text:p>
          </table:table-cell>
          <table:table-cell table:style-name="ce6" table:formula="of:=[.E18]/([.E18]+[.E19]+[.E22])" office:value-type="percentage" office:value="0.0431091442342886">
            <text:p>4%</text:p>
          </table:table-cell>
          <table:table-cell office:value-type="string">
            <text:p>among all inmate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table v1388 v2311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C - <text:s/>|</text:p>
          </table:table-cell>
          <table:table-cell table:number-columns-repeated="1023"/>
        </table:table-row>
        <table:table-row table:style-name="ro1">
          <table:table-cell office:value-type="string">
            <text:p>ARRESTED/ |</text:p>
          </table:table-cell>
          <table:table-cell table:number-columns-repeated="1023"/>
        </table:table-row>
        <table:table-row table:style-name="ro1">
          <table:table-cell office:value-type="string">
            <text:p>PROSECUTE |</text:p>
          </table:table-cell>
          <table:table-cell table:number-columns-repeated="1023"/>
        </table:table-row>
        <table:table-row table:style-name="ro1">
          <table:table-cell office:value-type="string">
            <text:p>D FOR <text:s text:c="4"/>|</text:p>
          </table:table-cell>
          <table:table-cell table:number-columns-repeated="1023"/>
        </table:table-row>
        <table:table-row table:style-name="ro1">
          <table:table-cell office:value-type="string">
            <text:p>VIOLATING | <text:s text:c="4"/>CURRENT VIOLENT, <text:s text:c="4"/></text:p>
          </table:table-cell>
          <table:table-cell table:number-columns-repeated="1023"/>
        </table:table-row>
        <table:table-row table:style-name="ro1">
          <table:table-cell office:value-type="string">
            <text:p>RESTRAINI | <text:s text:c="3"/>NONVIOLENT OFFENSE <text:s text:c="3"/>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6"/>1 <text:s text:c="7"/>2 <text:s text:c="7"/>8</text:p>
          </table:table-cell>
          <table:table-cell/>
          <table:table-cell office:value-type="string">
            <text:p>controlling <text:s/>offense</text:p>
          </table:table-cell>
          <table:table-cell table:number-columns-repeated="1021"/>
        </table:table-row>
        <table:table-row table:style-name="ro1">
          <table:table-cell office:value-type="string">
            <text:p>----------+--------------------------</text:p>
          </table:table-cell>
          <table:table-cell/>
          <table:table-cell office:value-type="string">
            <text:p>violent</text:p>
          </table:table-cell>
          <table:table-cell office:value-type="string">
            <text:p>non-violent</text:p>
          </table:table-cell>
          <table:table-cell office:value-type="string">
            <text:p>missing</text:p>
          </table:table-cell>
          <table:table-cell office:value-type="string">
            <text:p>total</text:p>
          </table:table-cell>
          <table:table-cell office:value-type="string">
            <text:p>Value Label</text:p>
          </table:table-cell>
          <table:table-cell table:number-columns-repeated="1017"/>
        </table:table-row>
        <table:table-row table:style-name="ro1">
          <table:table-cell office:value-type="string">
            <text:p><text:s text:c="8"/>1 | <text:s text:c="2"/>7,949 <text:s text:c="2"/>18,911 <text:s text:c="5"/>347</text:p>
          </table:table-cell>
          <table:table-cell office:value-type="float" office:value="1">
            <text:p>1</text:p>
          </table:table-cell>
          <table:table-cell table:style-name="ce9" office:value-type="float" office:value="7949">
            <text:p>7,949</text:p>
          </table:table-cell>
          <table:table-cell table:style-name="ce9" office:value-type="float" office:value="18911">
            <text:p>18,911</text:p>
          </table:table-cell>
          <table:table-cell office:value-type="float" office:value="347">
            <text:p>347</text:p>
          </table:table-cell>
          <table:table-cell table:style-name="ce9" table:formula="of:=SUM([.C40:.E40])" office:value-type="float" office:value="27207">
            <text:p>27,207</text:p>
          </table:table-cell>
          <table:table-cell office:value-type="string">
            <text:p>1 Yes</text:p>
          </table:table-cell>
          <table:table-cell table:number-columns-repeated="1017"/>
        </table:table-row>
        <table:table-row table:style-name="ro1">
          <table:table-cell office:value-type="string">
            <text:p><text:s text:c="8"/>2 | <text:s/>30,181 <text:s text:c="2"/>57,710 <text:s text:c="5"/>663</text:p>
          </table:table-cell>
          <table:table-cell office:value-type="float" office:value="2">
            <text:p>2</text:p>
          </table:table-cell>
          <table:table-cell table:style-name="ce9" office:value-type="float" office:value="30181">
            <text:p>30,181</text:p>
          </table:table-cell>
          <table:table-cell table:style-name="ce9" office:value-type="float" office:value="57710">
            <text:p>57,710</text:p>
          </table:table-cell>
          <table:table-cell office:value-type="float" office:value="663">
            <text:p>663</text:p>
          </table:table-cell>
          <table:table-cell table:style-name="ce9" table:formula="of:=SUM([.C41:.E41])" office:value-type="float" office:value="88554">
            <text:p>88,554</text:p>
          </table:table-cell>
          <table:table-cell office:value-type="string">
            <text:p>2 No</text:p>
          </table:table-cell>
          <table:table-cell table:number-columns-repeated="1017"/>
        </table:table-row>
        <table:table-row table:style-name="ro1">
          <table:table-cell office:value-type="string">
            <text:p><text:s text:c="8"/>7 | <text:s text:c="22"/>12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22">
            <text:p>122</text:p>
          </table:table-cell>
          <table:table-cell table:style-name="ce9" table:formula="of:=SUM([.C42:.E42])" office:value-type="float" office:value="122">
            <text:p>122</text:p>
          </table:table-cell>
          <table:table-cell office:value-type="string">
            <text:p>7 (M) Don't Know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 | 120,388 <text:s/>388,353 <text:s text:c="3"/>6,617</text:p>
          </table:table-cell>
          <table:table-cell table:number-columns-repeated="4"/>
          <table:table-cell table:style-name="ce9" table:formula="of:=SUM([.C43:.E43])" office:value-type="float" office:value="0">
            <text:p>0</text:p>
          </table:table-cell>
          <table:table-cell office:value-type="string">
            <text:p>8 (M) Refused</text:p>
          </table:table-cell>
          <table:table-cell table:number-columns-repeated="1017"/>
        </table:table-row>
        <table:table-row table:style-name="ro1">
          <table:table-cell office:value-type="string">
            <text:p>-------------------------------------</text:p>
          </table:table-cell>
          <table:table-cell office:value-type="float" office:value="9">
            <text:p>9</text:p>
          </table:table-cell>
          <table:table-cell table:style-name="ce9" office:value-type="float" office:value="120388">
            <text:p>120,388</text:p>
          </table:table-cell>
          <table:table-cell table:style-name="ce9" office:value-type="float" office:value="388353">
            <text:p>388,353</text:p>
          </table:table-cell>
          <table:table-cell table:style-name="ce9" office:value-type="float" office:value="6617">
            <text:p>6,617</text:p>
          </table:table-cell>
          <table:table-cell table:style-name="ce9" table:formula="of:=SUM([.C44:.E44])" office:value-type="float" office:value="515358">
            <text:p>515,358</text:p>
          </table:table-cell>
          <table:table-cell office:value-type="string">
            <text:p>9 (M) Blan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9" table:formula="of:=SUM([.C40:.C44])" office:value-type="float" office:value="158518">
            <text:p>158,518</text:p>
          </table:table-cell>
          <table:table-cell table:style-name="ce9" table:formula="of:=SUM([.D40:.D44])" office:value-type="float" office:value="464974">
            <text:p>464,974</text:p>
          </table:table-cell>
          <table:table-cell table:style-name="ce9" table:formula="of:=SUM([.E40:.E44])" office:value-type="float" office:value="7749">
            <text:p>7,749</text:p>
          </table:table-cell>
          <table:table-cell table:style-name="ce9" table:formula="of:=SUM([.C46:.E46])" office:value-type="float" office:value="631241">
            <text:p>631,241</text:p>
          </table:table-cell>
          <table:table-cell table:style-name="ce9"/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C40]/[$'ever restraining'.C34]" office:value-type="percentage" office:value="0.208471020194073">
            <text:p>21%</text:p>
          </table:table-cell>
          <table:table-cell table:style-name="ce6" table:formula="of:=[.D40]/[$'ever restraining'.D34]" office:value-type="percentage" office:value="0.246812231633625">
            <text:p>25%</text:p>
          </table:table-cell>
          <table:table-cell table:style-name="ce6" table:formula="of:=[.E40]/[$'ever restraining'.E34]" office:value-type="percentage" office:value="0.306537102473498">
            <text:p>31%</text:p>
          </table:table-cell>
          <table:table-cell table:style-name="ce6" table:formula="of:=[.F40]/[$'ever restraining'.F34]" office:value-type="percentage" office:value="0.234779907320314">
            <text:p>23%</text:p>
          </table:table-cell>
          <table:table-cell office:value-type="string">
            <text:p>among inmates ever under restraing orde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 table:formula="of:=[.C40]/([.C40]+[.C41]+[.C46])" office:value-type="percentage" office:value="0.0404224807778365">
            <text:p>4%</text:p>
          </table:table-cell>
          <table:table-cell table:style-name="ce6" table:formula="of:=[.D40]/([.D40]+[.D41]+[.D46])" office:value-type="percentage" office:value="0.0349172352034269">
            <text:p>3%</text:p>
          </table:table-cell>
          <table:table-cell table:style-name="ce6" table:formula="of:=[.E40]/([.E40]+[.E41]+[.E46])" office:value-type="percentage" office:value="0.0396163945655897">
            <text:p>4%</text:p>
          </table:table-cell>
          <table:table-cell table:style-name="ce6" table:formula="of:=[.F40]/([.F40]+[.F41]+[.F44])" office:value-type="percentage" office:value="0.0431091442342886">
            <text:p>4%</text:p>
          </table:table-cell>
          <table:table-cell office:value-type="string">
            <text:p>among all inmates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s" table:style-name="ta6" table:print="false">
        <table:table-column table:style-name="co21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22" table:default-cell-style-name="Excel_20_Built-in_20_Normal"/>
        <table:table-column table:style-name="co6" table:number-columns-repeated="1020" table:default-cell-style-name="Excel_20_Built-in_20_Normal"/>
        <table:table-row table:style-name="ro1">
          <table:table-cell office:value-type="string">
            <text:p>question</text:p>
          </table:table-cell>
          <table:table-cell office:value-type="string">
            <text:p>variable</text:p>
          </table:table-cell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1">
          <table:table-cell office:value-type="string">
            <text:p>S6Q11A - UNDER A RESTRAINING ORDER {ever}</text:p>
          </table:table-cell>
          <table:table-cell office:value-type="string">
            <text:p>V1375 </text:p>
          </table:table-cell>
          <table:table-cell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1">
          <table:table-cell office:value-type="string">
            <text:p>S6Q11C - ARRESTED/PROSECUTED FOR VIOLATING RESTRAINING ORDER {ever}</text:p>
          </table:table-cell>
          <table:table-cell office:value-type="string">
            <text:p>V1388</text:p>
          </table:table-cell>
          <table:table-cell/>
          <table:table-cell office:value-type="string">
            <text:p>Version: 1.0</text:p>
          </table:table-cell>
          <table:table-cell table:number-columns-repeated="1020"/>
        </table:table-row>
        <table:table-row table:style-name="ro1">
          <table:table-cell office:value-type="string">
            <text:p>S6Q11D - UNDER RESTRAINING ORDER WHEN JAILED</text:p>
          </table:table-cell>
          <table:table-cell office:value-type="string">
            <text:p>V1389</text:p>
          </table:table-cell>
          <table:table-cell table:number-columns-repeated="1022"/>
        </table:table-row>
        <table:table-row table:style-name="ro1">
          <table:table-cell office:value-type="string">
            <text:p>S6Q11E - CURRENTLY CHARGED WITH RESTRAINING ORDER VIOLATION</text:p>
          </table:table-cell>
          <table:table-cell office:value-type="string">
            <text:p>V139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ollow-up on v1375 - ever under a restraining order</text:p>
          </table:table-cell>
          <table:table-cell table:number-columns-repeated="1023"/>
        </table:table-row>
        <table:table-row table:style-name="ro1">
          <table:table-cell office:value-type="string">
            <text:p>WHO SOUGHT RESTRAINING ORDER (for subsequently variables, alternate is "99 (M) Blank"</text:p>
          </table:table-cell>
          <table:table-cell table:number-columns-repeated="1023"/>
        </table:table-row>
        <table:table-row table:style-name="ro1">
          <table:table-cell office:value-type="string">
            <text:p>specification</text:p>
          </table:table-cell>
          <table:table-cell office:value-type="string">
            <text:p>variable</text:p>
          </table:table-cell>
          <table:table-cell table:number-columns-repeated="1022"/>
        </table:table-row>
        <table:table-row table:style-name="ro1">
          <table:table-cell office:value-type="string">
            <text:p>Spouse</text:p>
          </table:table-cell>
          <table:table-cell office:value-type="string">
            <text:p>V1376</text:p>
          </table:table-cell>
          <table:table-cell table:number-columns-repeated="1022"/>
        </table:table-row>
        <table:table-row table:style-name="ro1">
          <table:table-cell office:value-type="string">
            <text:p>Ex-spouse</text:p>
          </table:table-cell>
          <table:table-cell office:value-type="string">
            <text:p>V1377</text:p>
          </table:table-cell>
          <table:table-cell table:number-columns-repeated="1022"/>
        </table:table-row>
        <table:table-row table:style-name="ro1">
          <table:table-cell office:value-type="string">
            <text:p>Parent/step-parent</text:p>
          </table:table-cell>
          <table:table-cell office:value-type="string">
            <text:p>V1378</text:p>
          </table:table-cell>
          <table:table-cell table:number-columns-repeated="1022"/>
        </table:table-row>
        <table:table-row table:style-name="ro1">
          <table:table-cell office:value-type="string">
            <text:p>Own child/step-child</text:p>
          </table:table-cell>
          <table:table-cell office:value-type="string">
            <text:p>V1379</text:p>
          </table:table-cell>
          <table:table-cell table:number-columns-repeated="1022"/>
        </table:table-row>
        <table:table-row table:style-name="ro1">
          <table:table-cell office:value-type="string">
            <text:p>Brother/sister/step-brother/step-sister</text:p>
          </table:table-cell>
          <table:table-cell office:value-type="string">
            <text:p>V1380</text:p>
          </table:table-cell>
          <table:table-cell table:number-columns-repeated="1022"/>
        </table:table-row>
        <table:table-row table:style-name="ro1">
          <table:table-cell office:value-type="string">
            <text:p>Other relative</text:p>
          </table:table-cell>
          <table:table-cell office:value-type="string">
            <text:p>V1381</text:p>
          </table:table-cell>
          <table:table-cell table:number-columns-repeated="1022"/>
        </table:table-row>
        <table:table-row table:style-name="ro1">
          <table:table-cell office:value-type="string">
            <text:p>Boyfriend/girlfriend</text:p>
          </table:table-cell>
          <table:table-cell office:value-type="string">
            <text:p>V1382</text:p>
          </table:table-cell>
          <table:table-cell table:number-columns-repeated="1022"/>
        </table:table-row>
        <table:table-row table:style-name="ro1">
          <table:table-cell office:value-type="string">
            <text:p>Ex-boyfriend/ex-girlfriend</text:p>
          </table:table-cell>
          <table:table-cell office:value-type="string">
            <text:p>V1383</text:p>
          </table:table-cell>
          <table:table-cell table:number-columns-repeated="1022"/>
        </table:table-row>
        <table:table-row table:style-name="ro1">
          <table:table-cell office:value-type="string">
            <text:p>Friend/ex-friend</text:p>
          </table:table-cell>
          <table:table-cell office:value-type="string">
            <text:p>V1384</text:p>
          </table:table-cell>
          <table:table-cell table:number-columns-repeated="1022"/>
        </table:table-row>
        <table:table-row table:style-name="ro1">
          <table:table-cell office:value-type="string">
            <text:p>Other non-relative</text:p>
          </table:table-cell>
          <table:table-cell office:value-type="string">
            <text:p>V1385</text:p>
          </table:table-cell>
          <table:table-cell table:number-columns-repeated="1022"/>
        </table:table-row>
        <table:table-row table:style-name="ro1">
          <table:table-cell office:value-type="string">
            <text:p>Refused {to answer}</text:p>
          </table:table-cell>
          <table:table-cell office:value-type="string">
            <text:p>V13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6Q11BF - (FLAGGED) WHO SOUGHT RESTRAINING ORDER</text:p>
          </table:table-cell>
          <table:table-cell office:value-type="string">
            <text:p>V1387 </text:p>
          </table:table-cell>
          <table:table-cell table:number-columns-repeated="1022"/>
        </table:table-row>
        <table:table-row table:style-name="ro1">
          <table:table-cell office:value-type="string">
            <text:p>Value Label</text:p>
          </table:table-cell>
          <table:table-cell table:number-columns-repeated="1023"/>
        </table:table-row>
        <table:table-row table:style-name="ro1">
          <table:table-cell office:value-type="string">
            <text:p>0 Not answered due to question skip</text:p>
          </table:table-cell>
          <table:table-cell table:number-columns-repeated="1023"/>
        </table:table-row>
        <table:table-row table:style-name="ro1">
          <table:table-cell office:value-type="string">
            <text:p>1 Contained at least one valid response entry</text:p>
          </table:table-cell>
          <table:table-cell table:number-columns-repeated="1023"/>
        </table:table-row>
        <table:table-row table:style-name="ro1">
          <table:table-cell office:value-type="string">
            <text:p>2 Not answered, should have been asked</text:p>
          </table:table-cell>
          <table:table-cell table:number-columns-repeated="1023"/>
        </table:table-row>
        <table:table-row table:style-name="ro1">
          <table:table-cell office:value-type="string">
            <text:p>7 Contained a don't know response</text:p>
          </table:table-cell>
          <table:table-cell table:number-columns-repeated="1023"/>
        </table:table-row>
        <table:table-row table:style-name="ro1">
          <table:table-cell office:value-type="string">
            <text:p>8 (M) Refuse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nstructed/recoded varia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2372 PARENT SOUGHT RESTRAINING ORDER </text:p>
          </table:table-cell>
          <table:table-cell table:number-columns-repeated="1023"/>
        </table:table-row>
        <table:table-row table:style-name="ro1">
          <table:table-cell office:value-type="string">
            <text:p>V2373 OTHER RELATIVES SOUGHT RESTRAINING ORDER</text:p>
          </table:table-cell>
          <table:table-cell table:number-columns-repeated="1023"/>
        </table:table-row>
        <table:table-row table:style-name="ro1">
          <table:table-cell office:value-type="string">
            <text:p>V2374 OTHER NONRELATIVE SOUGHT RESTRAINING ORDER</text:p>
          </table:table-cell>
          <table:table-cell table:number-columns-repeated="1023"/>
        </table:table-row>
        <table:table-row table:style-name="ro1">
          <table:table-cell office:value-type="string">
            <text:p>V2375 INTIMATE (SPOUSE, BOYFRIEND, GIRLFRIEND) SOUGHT RESTRAINING ORDER</text:p>
          </table:table-cell>
          <table:table-cell table:number-columns-repeated="1023"/>
        </table:table-row>
        <table:table-row table:style-name="ro1">
          <table:table-cell office:value-type="string">
            <text:p>V2376 FORMAL CHARGE AT ADMISSION FOR VIOLATING RESTRAINING ORDER</text:p>
          </table:table-cell>
          <table:table-cell table:number-columns-repeated="1023"/>
        </table:table-row>
        <table:table-row table:style-name="ro1">
          <table:table-cell office:value-type="string">
            <text:p>V2377 UNDER RETRAINING ORDER AT ADMISSION 757</text:p>
          </table:table-cell>
          <table:table-cell table:number-columns-repeated="1023"/>
        </table:table-row>
        <table:table-row table:style-name="ro1">
          <table:table-cell office:value-type="string">
            <text:p>V2378 EVER VIOLATED RESTRAIN ORDER 757</text:p>
          </table:table-cell>
          <table:table-cell table:number-columns-repeated="1023"/>
        </table:table-row>
        <table:table-row table:style-name="ro1">
          <table:table-cell office:value-type="string">
            <text:p>V2379 EVER UNDER RESTRAINING ORDER 75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2311 CURRENT VIOLENT, NONVIOLENT OFFENSE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table v1375 v2379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A - <text:s/>|</text:p>
          </table:table-cell>
          <table:table-cell table:number-columns-repeated="1023"/>
        </table:table-row>
        <table:table-row table:style-name="ro1">
          <table:table-cell office:value-type="string">
            <text:p>UNDER A <text:s text:c="2"/>| <text:s/>EVER UNDER RESTRAINING <text:s/></text:p>
          </table:table-cell>
          <table:table-cell table:number-columns-repeated="1023"/>
        </table:table-row>
        <table:table-row table:style-name="ro1">
          <table:table-cell office:value-type="string">
            <text:p>RESTRAINI | <text:s text:c="10"/>ORDER <text:s text:c="9"/>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6"/>1 <text:s text:c="7"/>2 <text:s text:c="7"/>8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 | 115,883 <text:s text:c="17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 | <text:s text:c="9"/>507,365 <text:s text:c="8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 | <text:s text:c="20"/>1,951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 | <text:s text:c="20"/>4,174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 | <text:s text:c="20"/>1,868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ground stats" table:style-name="ta7" table:print="false">
        <table:table-column table:style-name="co23" table:default-cell-style-name="Excel_20_Built-in_20_Normal"/>
        <table:table-column table:style-name="co6" table:default-cell-style-name="Excel_20_Built-in_20_Normal"/>
        <table:table-column table:style-name="co12" table:number-columns-repeated="2" table:default-cell-style-name="Excel_20_Built-in_20_Normal"/>
        <table:table-column table:style-name="co24" table:default-cell-style-name="Excel_20_Built-in_20_Normal"/>
        <table:table-column table:style-name="co11" table:default-cell-style-name="Excel_20_Built-in_20_Normal"/>
        <table:table-column table:style-name="co6" table:number-columns-repeated="4" table:default-cell-style-name="Excel_20_Built-in_20_Normal"/>
        <table:table-column table:style-name="co8" table:default-cell-style-name="Excel_20_Built-in_20_Normal"/>
        <table:table-column table:style-name="co25" table:default-cell-style-name="Excel_20_Built-in_20_Normal"/>
        <table:table-column table:style-name="co6" table:number-columns-repeated="1012" table:default-cell-style-name="Excel_20_Built-in_20_Normal"/>
        <table:table-row table:style-name="ro1">
          <table:table-cell table:style-name="ce1" office:value-type="string" table:number-columns-spanned="3" table:number-rows-spanned="1">
            <text:p>Additional contextual statistics from survey of jail inmates, 2002</text:p>
          </table:table-cell>
          <table:covered-table-cell table:number-columns-repeated="2" table:style-name="ce5"/>
          <table:table-cell table:style-name="ce14"/>
          <table:table-cell table:number-columns-repeated="7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office:value-type="string">
            <text:p>. table v2320 v2311 [pw=fw]</text:p>
          </table:table-cell>
          <table:table-cell table:number-columns-repeated="10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DETENTION |</text:p>
          </table:table-cell>
          <table:table-cell table:number-columns-repeated="1023"/>
        </table:table-row>
        <table:table-row table:style-name="ro1">
          <table:table-cell office:value-type="string">
            <text:p>STATUS,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CONVICTED | CURRENT VIOLENT, NONVIOLENT </text:p>
          </table:table-cell>
          <table:table-cell table:number-columns-repeated="1023"/>
        </table:table-row>
        <table:table-row table:style-name="ro1">
          <table:table-cell office:value-type="string">
            <text:p>BY REASON | <text:s text:c="10"/>OFFENSE <text:s text:c="10"/></text:p>
          </table:table-cell>
          <table:table-cell table:number-columns-repeated="1023"/>
        </table:table-row>
        <table:table-row table:style-name="ro1">
          <table:table-cell office:value-type="string">
            <text:p>HELD <text:s text:c="5"/>| <text:s text:c="7"/>1 <text:s text:c="8"/>2 <text:s text:c="8"/>8</text:p>
          </table:table-cell>
          <table:table-cell table:number-columns-repeated="6"/>
          <table:table-cell office:value-type="string">
            <text:p>v2320</text:p>
          </table:table-cell>
          <table:table-cell table:number-columns-repeated="1016"/>
        </table:table-row>
        <table:table-row table:style-name="ro1">
          <table:table-cell office:value-type="string">
            <text:p>----------+-----------------------------</text:p>
          </table:table-cell>
          <table:table-cell table:number-columns-repeated="4"/>
          <table:table-cell office:value-type="string">
            <text:p>total</text:p>
          </table:table-cell>
          <table:table-cell/>
          <table:table-cell office:value-type="string">
            <text:p>Value Label</text:p>
          </table:table-cell>
          <table:table-cell table:number-columns-repeated="1016"/>
        </table:table-row>
        <table:table-row table:style-name="ro1">
          <table:table-cell office:value-type="string">
            <text:p><text:s text:c="8"/>1 | 44,223.9 <text:s/>59,930.9 <text:s/>2,059.48</text:p>
          </table:table-cell>
          <table:table-cell office:value-type="float" office:value="1">
            <text:p>1</text:p>
          </table:table-cell>
          <table:table-cell table:style-name="ce10" office:value-type="float" office:value="44223.9">
            <text:p><text:s/>44,224 </text:p>
          </table:table-cell>
          <table:table-cell table:style-name="ce10" office:value-type="float" office:value="59930.9">
            <text:p><text:s/>59,931 </text:p>
          </table:table-cell>
          <table:table-cell table:style-name="ce10" office:value-type="float" office:value="2059.48">
            <text:p><text:s/>2,059 </text:p>
          </table:table-cell>
          <table:table-cell table:style-name="ce11" table:formula="of:=SUM([.C12:.E12])" office:value-type="float" office:value="106214.28">
            <text:p><text:s/>106,214 </text:p>
          </table:table-cell>
          <table:table-cell/>
          <table:table-cell office:value-type="string">
            <text:p>1 Awaiting trial</text:p>
          </table:table-cell>
          <table:table-cell table:number-columns-repeated="1016"/>
        </table:table-row>
        <table:table-row table:style-name="ro1">
          <table:table-cell office:value-type="string">
            <text:p><text:s text:c="8"/>2 | 16,346.5 <text:s/>52,360.2 <text:s/>1,973.93</text:p>
          </table:table-cell>
          <table:table-cell office:value-type="float" office:value="2">
            <text:p>2</text:p>
          </table:table-cell>
          <table:table-cell table:style-name="ce10" office:value-type="float" office:value="16346.5">
            <text:p><text:s/>16,347 </text:p>
          </table:table-cell>
          <table:table-cell table:style-name="ce10" office:value-type="float" office:value="52360.2">
            <text:p><text:s/>52,360 </text:p>
          </table:table-cell>
          <table:table-cell table:style-name="ce10" office:value-type="float" office:value="1973.93">
            <text:p><text:s/>1,974 </text:p>
          </table:table-cell>
          <table:table-cell table:style-name="ce11" table:formula="of:=SUM([.C13:.E13])" office:value-type="float" office:value="70680.63">
            <text:p><text:s/>70,681 </text:p>
          </table:table-cell>
          <table:table-cell/>
          <table:table-cell office:value-type="string">
            <text:p>2 Awaiting arraignmen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3 | 52,794.8 <text:s text:c="2"/>175,891 <text:s/>1,249.02</text:p>
          </table:table-cell>
          <table:table-cell office:value-type="float" office:value="3">
            <text:p>3</text:p>
          </table:table-cell>
          <table:table-cell table:style-name="ce10" office:value-type="float" office:value="52794.8">
            <text:p><text:s/>52,795 </text:p>
          </table:table-cell>
          <table:table-cell table:style-name="ce10" office:value-type="float" office:value="175891">
            <text:p><text:s/>175,891 </text:p>
          </table:table-cell>
          <table:table-cell table:style-name="ce10" office:value-type="float" office:value="1249.02">
            <text:p><text:s/>1,249 </text:p>
          </table:table-cell>
          <table:table-cell table:style-name="ce11" table:formula="of:=SUM([.C14:.E14])" office:value-type="float" office:value="229934.82">
            <text:p><text:s/>229,935 </text:p>
          </table:table-cell>
          <table:table-cell/>
          <table:table-cell office:value-type="string">
            <text:p>3 Convicted, new charge</text:p>
          </table:table-cell>
          <table:table-cell table:number-columns-repeated="1016"/>
        </table:table-row>
        <table:table-row table:style-name="ro1">
          <table:table-cell office:value-type="string">
            <text:p><text:s text:c="8"/>4 | <text:s text:c="2"/>21,181 <text:s/>92,505.2 <text:s/>417.7203</text:p>
          </table:table-cell>
          <table:table-cell office:value-type="float" office:value="4">
            <text:p>4</text:p>
          </table:table-cell>
          <table:table-cell table:style-name="ce10" office:value-type="float" office:value="21181">
            <text:p><text:s/>21,181 </text:p>
          </table:table-cell>
          <table:table-cell table:style-name="ce10" office:value-type="float" office:value="92505.2">
            <text:p><text:s/>92,505 </text:p>
          </table:table-cell>
          <table:table-cell table:style-name="ce10" office:value-type="float" office:value="417.7203">
            <text:p><text:s/>418 </text:p>
          </table:table-cell>
          <table:table-cell table:style-name="ce11" table:formula="of:=SUM([.C15:.E15])" office:value-type="float" office:value="114103.9203">
            <text:p><text:s/>114,104 </text:p>
          </table:table-cell>
          <table:table-cell/>
          <table:table-cell office:value-type="string">
            <text:p>4 Convicted, prior charge</text:p>
          </table:table-cell>
          <table:table-cell table:number-columns-repeated="1016"/>
        </table:table-row>
        <table:table-row table:style-name="ro1">
          <table:table-cell office:value-type="string">
            <text:p><text:s text:c="8"/>5 | 20,940.8 <text:s/>71,179.3 <text:s/>146.9664</text:p>
          </table:table-cell>
          <table:table-cell office:value-type="float" office:value="5">
            <text:p>5</text:p>
          </table:table-cell>
          <table:table-cell table:style-name="ce10" office:value-type="float" office:value="20940.8">
            <text:p><text:s/>20,941 </text:p>
          </table:table-cell>
          <table:table-cell table:style-name="ce10" office:value-type="float" office:value="71179.3">
            <text:p><text:s/>71,179 </text:p>
          </table:table-cell>
          <table:table-cell table:style-name="ce10" office:value-type="float" office:value="146.9664">
            <text:p><text:s/>147 </text:p>
          </table:table-cell>
          <table:table-cell table:style-name="ce11" table:formula="of:=SUM([.C16:.E16])" office:value-type="float" office:value="92267.0664">
            <text:p><text:s/>92,267 </text:p>
          </table:table-cell>
          <table:table-cell/>
          <table:table-cell office:value-type="string">
            <text:p>5 Both: convicted on prior- awaiting dispostion of new charge</text:p>
          </table:table-cell>
          <table:table-cell table:number-columns-repeated="1016"/>
        </table:table-row>
        <table:table-row table:style-name="ro1">
          <table:table-cell office:value-type="string">
            <text:p><text:s text:c="8"/>6 | <text:s/>1,442.8 <text:s/>6,784.99 <text:s text:c="9"/></text:p>
          </table:table-cell>
          <table:table-cell office:value-type="float" office:value="6">
            <text:p>6</text:p>
          </table:table-cell>
          <table:table-cell table:style-name="ce10" office:value-type="float" office:value="1442.8">
            <text:p><text:s/>1,443 </text:p>
          </table:table-cell>
          <table:table-cell table:style-name="ce10" office:value-type="float" office:value="6784.99">
            <text:p><text:s/>6,785 </text:p>
          </table:table-cell>
          <table:table-cell table:style-name="ce10" office:value-type="string" office:string-value="         ">
            <text:p><text:s text:c="11"/></text:p>
          </table:table-cell>
          <table:table-cell table:style-name="ce11" table:formula="of:=SUM([.C17:.E17])" office:value-type="float" office:value="8227.79">
            <text:p><text:s/>8,228 </text:p>
          </table:table-cell>
          <table:table-cell/>
          <table:table-cell office:value-type="string">
            <text:p>6 Both: convicted of prior, new technical violation charge</text:p>
          </table:table-cell>
          <table:table-cell table:number-columns-repeated="1016"/>
        </table:table-row>
        <table:table-row table:style-name="ro1">
          <table:table-cell office:value-type="string">
            <text:p><text:s text:c="8"/>7 | 252.8894 <text:s/>1,812.94 <text:s/>93.69178</text:p>
          </table:table-cell>
          <table:table-cell office:value-type="float" office:value="7">
            <text:p>7</text:p>
          </table:table-cell>
          <table:table-cell table:style-name="ce10" office:value-type="float" office:value="252.8894">
            <text:p><text:s/>253 </text:p>
          </table:table-cell>
          <table:table-cell table:style-name="ce10" office:value-type="float" office:value="1812.94">
            <text:p><text:s/>1,813 </text:p>
          </table:table-cell>
          <table:table-cell table:style-name="ce10" office:value-type="float" office:value="93.69178">
            <text:p><text:s/>94 </text:p>
          </table:table-cell>
          <table:table-cell table:style-name="ce11" table:formula="of:=SUM([.C18:.E18])" office:value-type="float" office:value="2159.52118">
            <text:p><text:s/>2,160 </text:p>
          </table:table-cell>
          <table:table-cell/>
          <table:table-cell office:value-type="string">
            <text:p>7 Held for safekeeping</text:p>
          </table:table-cell>
          <table:table-cell table:number-columns-repeated="1016"/>
        </table:table-row>
        <table:table-row table:style-name="ro1">
          <table:table-cell office:value-type="string">
            <text:p><text:s text:c="8"/>8 | 375.9478 <text:s/>2,731.87 <text:s/>591.7816</text:p>
          </table:table-cell>
          <table:table-cell office:value-type="float" office:value="8">
            <text:p>8</text:p>
          </table:table-cell>
          <table:table-cell table:style-name="ce10" office:value-type="float" office:value="375.9478">
            <text:p><text:s/>376 </text:p>
          </table:table-cell>
          <table:table-cell table:style-name="ce10" office:value-type="float" office:value="2731.87">
            <text:p><text:s/>2,732 </text:p>
          </table:table-cell>
          <table:table-cell table:style-name="ce10" office:value-type="float" office:value="591.7816">
            <text:p><text:s/>592 </text:p>
          </table:table-cell>
          <table:table-cell table:style-name="ce11" table:formula="of:=SUM([.C19:.E19])" office:value-type="float" office:value="3699.5994">
            <text:p><text:s/>3,700 </text:p>
          </table:table-cell>
          <table:table-cell/>
          <table:table-cell office:value-type="string">
            <text:p>8 Other</text:p>
          </table:table-cell>
          <table:table-cell table:number-columns-repeated="1016"/>
        </table:table-row>
        <table:table-row table:style-name="ro1">
          <table:table-cell office:value-type="string">
            <text:p><text:s text:c="8"/>9 | 959.2796 <text:s text:c="2"/>1,777.8 <text:s/>1,216.37</text:p>
          </table:table-cell>
          <table:table-cell office:value-type="float" office:value="9">
            <text:p>9</text:p>
          </table:table-cell>
          <table:table-cell table:style-name="ce10" office:value-type="float" office:value="959.2796">
            <text:p><text:s/>959 </text:p>
          </table:table-cell>
          <table:table-cell table:style-name="ce10" office:value-type="float" office:value="1777.8">
            <text:p><text:s/>1,778 </text:p>
          </table:table-cell>
          <table:table-cell table:style-name="ce10" office:value-type="float" office:value="1216.37">
            <text:p><text:s/>1,216 </text:p>
          </table:table-cell>
          <table:table-cell table:style-name="ce11" table:formula="of:=SUM([.C20:.E20])" office:value-type="float" office:value="3953.4496">
            <text:p><text:s/>3,953 </text:p>
          </table:table-cell>
          <table:table-cell/>
          <table:table-cell office:value-type="string">
            <text:p>9 (M) Missing</text:p>
          </table:table-cell>
          <table:table-cell table:number-columns-repeated="1016"/>
        </table:table-row>
        <table:table-row table:style-name="ro1">
          <table:table-cell office:value-type="string">
            <text:p>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1" table:formula="of:=SUM([.C12:.C20])" office:value-type="float" office:value="158517.9168">
            <text:p><text:s/>158,518 </text:p>
          </table:table-cell>
          <table:table-cell table:style-name="ce11" table:formula="of:=SUM([.D12:.D20])" office:value-type="float" office:value="464974.2">
            <text:p><text:s/>464,974 </text:p>
          </table:table-cell>
          <table:table-cell table:style-name="ce11" table:formula="of:=SUM([.E12:.E20])" office:value-type="float" office:value="7748.96008">
            <text:p><text:s/>7,749 </text:p>
          </table:table-cell>
          <table:table-cell table:style-name="ce11" table:formula="of:=SUM([.C22:.E22])" office:value-type="float" office:value="631241.07688">
            <text:p><text:s/>631,241 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table v2320 v2321 [pw=fw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DETENTION |</text:p>
          </table:table-cell>
          <table:table-cell table:number-columns-repeated="1023"/>
        </table:table-row>
        <table:table-row table:style-name="ro1">
          <table:table-cell office:value-type="string">
            <text:p>STATUS,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CONVICTED |</text:p>
          </table:table-cell>
          <table:table-cell table:number-columns-repeated="1023"/>
        </table:table-row>
        <table:table-row table:style-name="ro1">
          <table:table-cell office:value-type="string">
            <text:p>BY REASON | <text:s/>COLLAPSED DETENTION STATUS </text:p>
          </table:table-cell>
          <table:table-cell table:number-columns-repeated="1023"/>
        </table:table-row>
        <table:table-row table:style-name="ro1">
          <table:table-cell office:value-type="string">
            <text:p>HELD <text:s text:c="5"/>| <text:s text:c="7"/>1 <text:s text:c="8"/>2 <text:s text:c="8"/>9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---</text:p>
          </table:table-cell>
          <table:table-cell table:number-columns-repeated="5"/>
          <table:table-cell office:value-type="string">
            <text:p>v2321</text:p>
          </table:table-cell>
          <table:table-cell table:number-columns-repeated="1017"/>
        </table:table-row>
        <table:table-row table:style-name="ro1">
          <table:table-cell office:value-type="string">
            <text:p><text:s text:c="8"/>1 | <text:s text:c="11"/>106,214 <text:s text:c="9"/></text:p>
          </table:table-cell>
          <table:table-cell office:value-type="float" office:value="1">
            <text:p>1</text:p>
          </table:table-cell>
          <table:table-cell table:style-name="ce10"/>
          <table:table-cell table:style-name="ce10" office:value-type="float" office:value="106214">
            <text:p><text:s/>106,214 </text:p>
          </table:table-cell>
          <table:table-cell table:style-name="ce10" office:value-type="string" office:string-value="         ">
            <text:p><text:s text:c="11"/></text:p>
          </table:table-cell>
          <table:table-cell/>
          <table:table-cell office:value-type="string">
            <text:p>Value Label</text:p>
          </table:table-cell>
          <table:table-cell table:number-columns-repeated="1017"/>
        </table:table-row>
        <table:table-row table:style-name="ro1">
          <table:table-cell office:value-type="string">
            <text:p><text:s text:c="8"/>2 | <text:s text:c="10"/>70,680.5 <text:s text:c="9"/></text:p>
          </table:table-cell>
          <table:table-cell office:value-type="float" office:value="2">
            <text:p>2</text:p>
          </table:table-cell>
          <table:table-cell table:style-name="ce10"/>
          <table:table-cell table:style-name="ce10" office:value-type="float" office:value="70680.5">
            <text:p><text:s/>70,681 </text:p>
          </table:table-cell>
          <table:table-cell table:style-name="ce10" office:value-type="string" office:string-value="         ">
            <text:p><text:s text:c="11"/></text:p>
          </table:table-cell>
          <table:table-cell/>
          <table:table-cell office:value-type="string">
            <text:p>1 Convicted</text:p>
          </table:table-cell>
          <table:table-cell table:number-columns-repeated="1017"/>
        </table:table-row>
        <table:table-row table:style-name="ro1">
          <table:table-cell office:value-type="string">
            <text:p><text:s text:c="8"/>3 | <text:s/>229,935 <text:s text:c="19"/></text:p>
          </table:table-cell>
          <table:table-cell office:value-type="float" office:value="3">
            <text:p>3</text:p>
          </table:table-cell>
          <table:table-cell table:style-name="ce10" office:value-type="float" office:value="229935">
            <text:p><text:s/>229,935 </text:p>
          </table:table-cell>
          <table:table-cell table:style-name="ce10"/>
          <table:table-cell table:style-name="ce10" office:value-type="string" office:string-value="         ">
            <text:p><text:s text:c="11"/></text:p>
          </table:table-cell>
          <table:table-cell/>
          <table:table-cell office:value-type="string">
            <text:p>2 Unconvicted</text:p>
          </table:table-cell>
          <table:table-cell table:number-columns-repeated="1017"/>
        </table:table-row>
        <table:table-row table:style-name="ro1">
          <table:table-cell office:value-type="string">
            <text:p><text:s text:c="8"/>4 | <text:s/>114,104 <text:s text:c="19"/></text:p>
          </table:table-cell>
          <table:table-cell office:value-type="float" office:value="4">
            <text:p>4</text:p>
          </table:table-cell>
          <table:table-cell table:style-name="ce10" office:value-type="float" office:value="114104">
            <text:p><text:s/>114,104 </text:p>
          </table:table-cell>
          <table:table-cell table:style-name="ce10"/>
          <table:table-cell table:style-name="ce10" office:value-type="string" office:string-value="         ">
            <text:p><text:s text:c="11"/></text:p>
          </table:table-cell>
          <table:table-cell table:number-columns-repeated="1019"/>
        </table:table-row>
        <table:table-row table:style-name="ro1">
          <table:table-cell office:value-type="string">
            <text:p><text:s text:c="8"/>5 | <text:s text:c="2"/>92,267 <text:s text:c="19"/></text:p>
          </table:table-cell>
          <table:table-cell office:value-type="float" office:value="5">
            <text:p>5</text:p>
          </table:table-cell>
          <table:table-cell table:style-name="ce10" office:value-type="float" office:value="92267">
            <text:p><text:s/>92,267 </text:p>
          </table:table-cell>
          <table:table-cell table:style-name="ce10"/>
          <table:table-cell table:style-name="ce10" office:value-type="string" office:string-value="         ">
            <text:p><text:s text:c="11"/></text:p>
          </table:table-cell>
          <table:table-cell table:number-columns-repeated="1019"/>
        </table:table-row>
        <table:table-row table:style-name="ro1">
          <table:table-cell office:value-type="string">
            <text:p><text:s text:c="8"/>6 | 8,227.79 <text:s text:c="19"/></text:p>
          </table:table-cell>
          <table:table-cell office:value-type="float" office:value="6">
            <text:p>6</text:p>
          </table:table-cell>
          <table:table-cell table:style-name="ce10" office:value-type="float" office:value="8227.79">
            <text:p><text:s/>8,228 </text:p>
          </table:table-cell>
          <table:table-cell table:style-name="ce10"/>
          <table:table-cell table:style-name="ce10" office:value-type="string" office:string-value="         ">
            <text:p><text:s text:c="11"/></text:p>
          </table:table-cell>
          <table:table-cell table:number-columns-repeated="1019"/>
        </table:table-row>
        <table:table-row table:style-name="ro1">
          <table:table-cell office:value-type="string">
            <text:p><text:s text:c="8"/>7 | <text:s text:c="10"/>2,159.52 <text:s text:c="9"/></text:p>
          </table:table-cell>
          <table:table-cell office:value-type="float" office:value="7">
            <text:p>7</text:p>
          </table:table-cell>
          <table:table-cell table:style-name="ce10"/>
          <table:table-cell table:style-name="ce10" office:value-type="float" office:value="2159.52">
            <text:p><text:s/>2,160 </text:p>
          </table:table-cell>
          <table:table-cell table:style-name="ce10" office:value-type="string" office:string-value="         ">
            <text:p><text:s text:c="11"/></text:p>
          </table:table-cell>
          <table:table-cell table:number-columns-repeated="1019"/>
        </table:table-row>
        <table:table-row table:style-name="ro1">
          <table:table-cell office:value-type="string">
            <text:p><text:s text:c="8"/>8 | <text:s text:c="11"/>3,699.6 <text:s text:c="9"/></text:p>
          </table:table-cell>
          <table:table-cell office:value-type="float" office:value="8">
            <text:p>8</text:p>
          </table:table-cell>
          <table:table-cell table:style-name="ce10"/>
          <table:table-cell table:style-name="ce10" office:value-type="float" office:value="3699.6">
            <text:p><text:s/>3,700 </text:p>
          </table:table-cell>
          <table:table-cell table:style-name="ce10" office:value-type="string" office:string-value="         ">
            <text:p><text:s text:c="11"/></text:p>
          </table:table-cell>
          <table:table-cell table:number-columns-repeated="1019"/>
        </table:table-row>
        <table:table-row table:style-name="ro1">
          <table:table-cell office:value-type="string">
            <text:p><text:s text:c="8"/>9 | <text:s text:c="20"/>3,953.45</text:p>
          </table:table-cell>
          <table:table-cell office:value-type="float" office:value="9">
            <text:p>9</text:p>
          </table:table-cell>
          <table:table-cell table:style-name="ce10" table:number-columns-repeated="2"/>
          <table:table-cell table:style-name="ce10" office:value-type="float" office:value="3953.45">
            <text:p><text:s/>3,953 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------------------</text:p>
          </table:table-cell>
          <table:table-cell table:number-columns-repeated="2"/>
          <table:table-cell table:style-name="ce10" table:number-columns-repeated="3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. table v2319 [pw=fw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CRIMINAL <text:s/>|</text:p>
          </table:table-cell>
          <table:table-cell table:number-columns-repeated="1023"/>
        </table:table-row>
        <table:table-row table:style-name="ro1">
          <table:table-cell office:value-type="string">
            <text:p>JUSTICE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STATUS AT |</text:p>
          </table:table-cell>
          <table:table-cell table:number-columns-repeated="1023"/>
        </table:table-row>
        <table:table-row table:style-name="ro1">
          <table:table-cell office:value-type="string">
            <text:p>ARREST <text:s text:c="3"/>| <text:s text:c="5"/>Freq.</text:p>
          </table:table-cell>
          <table:table-cell table:number-columns-repeated="3"/>
          <table:table-cell office:value-type="string">
            <text:p>v2319</text:p>
          </table:table-cell>
          <table:table-cell table:number-columns-repeated="1019"/>
        </table:table-row>
        <table:table-row table:style-name="ro1">
          <table:table-cell office:value-type="string">
            <text:p>----------+-----------</text:p>
          </table:table-cell>
          <table:table-cell table:number-columns-repeated="3"/>
          <table:table-cell office:value-type="string">
            <text:p>Value Label</text:p>
          </table:table-cell>
          <table:table-cell table:number-columns-repeated="1019"/>
        </table:table-row>
        <table:table-row table:style-name="ro1">
          <table:table-cell office:value-type="string">
            <text:p><text:s text:c="8"/>1 | <text:s text:c="3"/>332,010</text:p>
          </table:table-cell>
          <table:table-cell office:value-type="float" office:value="1">
            <text:p>1</text:p>
          </table:table-cell>
          <table:table-cell table:style-name="ce10" office:value-type="float" office:value="332010">
            <text:p><text:s/>332,010 </text:p>
          </table:table-cell>
          <table:table-cell/>
          <table:table-cell office:value-type="string">
            <text:p>1 On status</text:p>
          </table:table-cell>
          <table:table-cell table:number-columns-repeated="1019"/>
        </table:table-row>
        <table:table-row table:style-name="ro1">
          <table:table-cell office:value-type="string">
            <text:p><text:s text:c="8"/>2 | <text:s text:c="3"/>291,051</text:p>
          </table:table-cell>
          <table:table-cell office:value-type="float" office:value="2">
            <text:p>2</text:p>
          </table:table-cell>
          <table:table-cell table:style-name="ce10" office:value-type="float" office:value="291051">
            <text:p><text:s/>291,051 </text:p>
          </table:table-cell>
          <table:table-cell/>
          <table:table-cell office:value-type="string">
            <text:p>2 Not on status</text:p>
          </table:table-cell>
          <table:table-cell table:number-columns-repeated="1019"/>
        </table:table-row>
        <table:table-row table:style-name="ro1">
          <table:table-cell office:value-type="string">
            <text:p><text:s text:c="8"/>9 | <text:s text:c="2"/>8,180.69</text:p>
          </table:table-cell>
          <table:table-cell office:value-type="float" office:value="9">
            <text:p>9</text:p>
          </table:table-cell>
          <table:table-cell table:style-name="ce10" office:value-type="float" office:value="8180.69">
            <text:p><text:s/>8,181 </text:p>
          </table:table-cell>
          <table:table-cell/>
          <table:table-cell office:value-type="string">
            <text:p>9 (M) Blank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v1375 v2321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A - <text:s/>|</text:p>
          </table:table-cell>
          <table:table-cell table:number-columns-repeated="1023"/>
        </table:table-row>
        <table:table-row table:style-name="ro1">
          <table:table-cell office:value-type="string">
            <text:p>UNDER A <text:s text:c="2"/>|</text:p>
          </table:table-cell>
          <table:table-cell table:number-columns-repeated="1023"/>
        </table:table-row>
        <table:table-row table:style-name="ro1">
          <table:table-cell office:value-type="string">
            <text:p>RESTRAINI |COLLAPSED DETENTION STATUS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6"/>1 <text:s text:c="7"/>2 <text:s text:c="7"/>9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 | <text:s/>81,842 <text:s text:c="2"/>33,228 <text:s text:c="5"/>813</text:p>
          </table:table-cell>
          <table:table-cell office:value-type="float" office:value="1">
            <text:p>1</text:p>
          </table:table-cell>
          <table:table-cell table:style-name="ce9" office:value-type="float" office:value="81842">
            <text:p>81,842</text:p>
          </table:table-cell>
          <table:table-cell table:style-name="ce9" office:value-type="float" office:value="33228">
            <text:p>33,228</text:p>
          </table:table-cell>
          <table:table-cell office:value-type="float" office:value="813">
            <text:p>813</text:p>
          </table:table-cell>
          <table:table-cell table:number-columns-repeated="1019"/>
        </table:table-row>
        <table:table-row table:style-name="ro1">
          <table:table-cell office:value-type="string">
            <text:p><text:s text:c="8"/>2 | 357,161 <text:s/>147,894 <text:s text:c="3"/>2,310</text:p>
          </table:table-cell>
          <table:table-cell office:value-type="float" office:value="2">
            <text:p>2</text:p>
          </table:table-cell>
          <table:table-cell table:style-name="ce9" office:value-type="float" office:value="357161">
            <text:p>357,161</text:p>
          </table:table-cell>
          <table:table-cell table:style-name="ce9" office:value-type="float" office:value="147894">
            <text:p>147,894</text:p>
          </table:table-cell>
          <table:table-cell table:style-name="ce9" office:value-type="float" office:value="2310">
            <text:p>2,310</text:p>
          </table:table-cell>
          <table:table-cell table:number-columns-repeated="1019"/>
        </table:table-row>
        <table:table-row table:style-name="ro1">
          <table:table-cell office:value-type="string">
            <text:p><text:s text:c="8"/>7 | <text:s text:c="2"/>1,362 <text:s text:c="5"/>355 <text:s text:c="5"/>234</text:p>
          </table:table-cell>
          <table:table-cell office:value-type="float" office:value="7">
            <text:p>7</text:p>
          </table:table-cell>
          <table:table-cell table:style-name="ce9" office:value-type="float" office:value="1362">
            <text:p>1,362</text:p>
          </table:table-cell>
          <table:table-cell office:value-type="float" office:value="355">
            <text:p>355</text:p>
          </table:table-cell>
          <table:table-cell office:value-type="float" office:value="234">
            <text:p>234</text:p>
          </table:table-cell>
          <table:table-cell table:number-columns-repeated="1019"/>
        </table:table-row>
        <table:table-row table:style-name="ro1">
          <table:table-cell office:value-type="string">
            <text:p><text:s text:c="8"/>8 | <text:s text:c="2"/>2,926 <text:s text:c="5"/>766 <text:s text:c="5"/>482</text:p>
          </table:table-cell>
          <table:table-cell office:value-type="float" office:value="8">
            <text:p>8</text:p>
          </table:table-cell>
          <table:table-cell table:style-name="ce9" office:value-type="float" office:value="2926">
            <text:p>2,926</text:p>
          </table:table-cell>
          <table:table-cell office:value-type="float" office:value="766">
            <text:p>766</text:p>
          </table:table-cell>
          <table:table-cell office:value-type="float" office:value="482">
            <text:p>482</text:p>
          </table:table-cell>
          <table:table-cell table:number-columns-repeated="1019"/>
        </table:table-row>
        <table:table-row table:style-name="ro1">
          <table:table-cell office:value-type="string">
            <text:p><text:s text:c="8"/>9 | <text:s text:c="2"/>1,242 <text:s text:c="5"/>511 <text:s text:c="5"/>115</text:p>
          </table:table-cell>
          <table:table-cell office:value-type="float" office:value="9">
            <text:p>9</text:p>
          </table:table-cell>
          <table:table-cell table:style-name="ce9" office:value-type="float" office:value="1242">
            <text:p>1,242</text:p>
          </table:table-cell>
          <table:table-cell office:value-type="float" office:value="511">
            <text:p>511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le v1375 v2311 [pw=fw], format(%9.0fc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6Q11A - <text:s/>|</text:p>
          </table:table-cell>
          <table:table-cell table:number-columns-repeated="1023"/>
        </table:table-row>
        <table:table-row table:style-name="ro1">
          <table:table-cell office:value-type="string">
            <text:p>UNDER A <text:s text:c="2"/>| <text:s text:c="4"/>CURRENT VIOLENT, <text:s text:c="4"/></text:p>
          </table:table-cell>
          <table:table-cell table:number-columns-repeated="1023"/>
        </table:table-row>
        <table:table-row table:style-name="ro1">
          <table:table-cell office:value-type="string">
            <text:p>RESTRAINI | <text:s text:c="3"/>NONVIOLENT OFFENSE <text:s text:c="3"/></text:p>
          </table:table-cell>
          <table:table-cell table:number-columns-repeated="1023"/>
        </table:table-row>
        <table:table-row table:style-name="ro1">
          <table:table-cell office:value-type="string">
            <text:p>NG ORDER <text:s/>| <text:s text:c="6"/>1 <text:s text:c="7"/>2 <text:s text:c="7"/>8</text:p>
          </table:table-cell>
          <table:table-cell table:number-columns-repeated="1023"/>
        </table:table-row>
        <table:table-row table:style-name="ro1">
          <table:table-cell office:value-type="string">
            <text:p>----------+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 | <text:s/>38,130 <text:s text:c="2"/>76,621 <text:s text:c="3"/>1,132</text:p>
          </table:table-cell>
          <table:table-cell office:value-type="float" office:value="1">
            <text:p>1</text:p>
          </table:table-cell>
          <table:table-cell table:style-name="ce9" office:value-type="float" office:value="38130">
            <text:p>38,130</text:p>
          </table:table-cell>
          <table:table-cell table:style-name="ce9" office:value-type="float" office:value="76621">
            <text:p>76,621</text:p>
          </table:table-cell>
          <table:table-cell table:style-name="ce9" office:value-type="float" office:value="1132">
            <text:p>1,132</text:p>
          </table:table-cell>
          <table:table-cell table:number-columns-repeated="1019"/>
        </table:table-row>
        <table:table-row table:style-name="ro1">
          <table:table-cell office:value-type="string">
            <text:p><text:s text:c="8"/>2 | 118,832 <text:s/>382,758 <text:s text:c="3"/>5,775</text:p>
          </table:table-cell>
          <table:table-cell office:value-type="float" office:value="2">
            <text:p>2</text:p>
          </table:table-cell>
          <table:table-cell table:style-name="ce9" office:value-type="float" office:value="118832">
            <text:p>118,832</text:p>
          </table:table-cell>
          <table:table-cell table:style-name="ce9" office:value-type="float" office:value="382758">
            <text:p>382,758</text:p>
          </table:table-cell>
          <table:table-cell table:style-name="ce9" office:value-type="float" office:value="5775">
            <text:p>5,775</text:p>
          </table:table-cell>
          <table:table-cell table:number-columns-repeated="1019"/>
        </table:table-row>
        <table:table-row table:style-name="ro1">
          <table:table-cell office:value-type="string">
            <text:p><text:s text:c="8"/>7 | <text:s text:c="4"/>472 <text:s text:c="3"/>1,134 <text:s text:c="5"/>346</text:p>
          </table:table-cell>
          <table:table-cell office:value-type="float" office:value="7">
            <text:p>7</text:p>
          </table:table-cell>
          <table:table-cell office:value-type="float" office:value="472">
            <text:p>472</text:p>
          </table:table-cell>
          <table:table-cell table:style-name="ce9" office:value-type="float" office:value="1134">
            <text:p>1,134</text:p>
          </table:table-cell>
          <table:table-cell office:value-type="float" office:value="346">
            <text:p>346</text:p>
          </table:table-cell>
          <table:table-cell table:number-columns-repeated="1019"/>
        </table:table-row>
        <table:table-row table:style-name="ro1">
          <table:table-cell office:value-type="string">
            <text:p><text:s text:c="8"/>8 | <text:s text:c="4"/>849 <text:s text:c="3"/>2,828 <text:s text:c="5"/>497</text:p>
          </table:table-cell>
          <table:table-cell office:value-type="float" office:value="8">
            <text:p>8</text:p>
          </table:table-cell>
          <table:table-cell office:value-type="float" office:value="849">
            <text:p>849</text:p>
          </table:table-cell>
          <table:table-cell table:style-name="ce9" office:value-type="float" office:value="2828">
            <text:p>2,828</text:p>
          </table:table-cell>
          <table:table-cell office:value-type="float" office:value="497">
            <text:p>497</text:p>
          </table:table-cell>
          <table:table-cell table:number-columns-repeated="1019"/>
        </table:table-row>
        <table:table-row table:style-name="ro1">
          <table:table-cell office:value-type="string">
            <text:p><text:s text:c="8"/>9 | <text:s text:c="4"/>235 <text:s text:c="3"/>1,633 <text:s text:c="8"/></text:p>
          </table:table-cell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table:style-name="ce9" office:value-type="float" office:value="1633">
            <text:p>1,633</text:p>
          </table:table-cell>
          <table:table-cell office:value-type="string">
            <text:p><text:s text:c="8"/></text:p>
          </table:table-cell>
          <table:table-cell table:number-columns-repeated="1019"/>
        </table:table-row>
        <table:table-row table:style-name="ro1">
          <table:table-cell office:value-type="string">
            <text:p>-------------------------------------</text:p>
          </table:table-cell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training_20_at_20_admission" style:display-name="PageStyle_restraining at admis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r_20_restraining" style:display-name="PageStyle_ever restrai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training_20_violation_20_admit" style:display-name="PageStyle_restraining violation adm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r_20_restraining_20_violation" style:display-name="PageStyle_ever restraining vio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ground_20_stats" style:display-name="PageStyle_background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011" meta:object-count="0"/>
    <meta:generator>OpenOffice/4.1.1$Win32 OpenOffice.org_project/411m6$Build-9775</meta:generator>
  </office:meta>
</office:document-meta>
</file>